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Open Sans" svg:font-family="Open San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2" style:master-page-name="MP0" style:family="paragraph">
      <style:paragraph-properties fo:break-before="page" fo:margin-top="0in" fo:background-color="#FFFFFF"/>
      <style:text-properties style:font-name="Open Sans" style:font-name-asian="Times New Roman" style:font-name-complex="Open Sans" fo:color="#212529"/>
    </style:style>
    <style:style style:name="TableColumn3" style:family="table-column">
      <style:table-column-properties style:column-width="1.2513in"/>
    </style:style>
    <style:style style:name="TableColumn4" style:family="table-column">
      <style:table-column-properties style:column-width="0.5326in"/>
    </style:style>
    <style:style style:name="TableColumn5" style:family="table-column">
      <style:table-column-properties style:column-width="0.8201in"/>
    </style:style>
    <style:style style:name="TableColumn6" style:family="table-column">
      <style:table-column-properties style:column-width="0.8201in"/>
    </style:style>
    <style:style style:name="TableColumn7" style:family="table-column">
      <style:table-column-properties style:column-width="0.8319in"/>
    </style:style>
    <style:style style:name="TableColumn8" style:family="table-column">
      <style:table-column-properties style:column-width="0.4458in"/>
    </style:style>
    <style:style style:name="TableColumn9" style:family="table-column">
      <style:table-column-properties style:column-width="1.3965in"/>
    </style:style>
    <style:style style:name="TableColumn10" style:family="table-column">
      <style:table-column-properties style:column-width="1.4013in"/>
    </style:style>
    <style:style style:name="Table2" style:family="table">
      <style:table-properties style:width="7.5in" fo:margin-left="0in" table:align="left"/>
    </style:style>
    <style:style style:name="TableRow11" style:family="table-row">
      <style:table-row-properties/>
    </style:style>
    <style:style style:name="TableCell12" style:family="table-cell">
      <style:table-cell-properties fo:border="0.0138in solid #808080" fo:background-color="#FFFFFF" style:writing-mode="lr-tb" style:vertical-align="middle" fo:padding-top="0.0104in" fo:padding-left="0.0104in" fo:padding-bottom="0.0104in" fo:padding-right="0.0104in"/>
    </style:style>
    <style:style style:name="P13" style:parent-style-name="Normal" style:family="paragraph">
      <style:paragraph-properties fo:text-align="center"/>
      <style:text-properties style:font-name="Open Sans" style:font-name-complex="Open Sans" fo:font-weight="bold" style:font-weight-asian="bold" style:font-weight-complex="bold" fo:color="#212529" fo:font-size="10pt" style:font-size-asian="10pt" style:font-size-complex="10pt"/>
    </style:style>
    <style:style style:name="TableCell14" style:family="table-cell">
      <style:table-cell-properties fo:border-top="0.0138in solid #808080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15" style:parent-style-name="Normal" style:family="paragraph">
      <style:paragraph-properties fo:text-align="end"/>
      <style:text-properties style:font-name="Open Sans" style:font-name-complex="Open Sans" fo:font-weight="bold" style:font-weight-asian="bold" style:font-weight-complex="bold" fo:color="#212529" fo:font-size="10pt" style:font-size-asian="10pt" style:font-size-complex="10pt"/>
    </style:style>
    <style:style style:name="TableCell16" style:family="table-cell">
      <style:table-cell-properties fo:border-top="0.0138in solid #808080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17" style:parent-style-name="Normal" style:family="paragraph">
      <style:paragraph-properties fo:text-align="end"/>
      <style:text-properties style:font-name="Open Sans" style:font-name-complex="Open Sans" fo:font-weight="bold" style:font-weight-asian="bold" style:font-weight-complex="bold" fo:color="#212529" fo:font-size="10pt" style:font-size-asian="10pt" style:font-size-complex="10pt"/>
    </style:style>
    <style:style style:name="TableCell18" style:family="table-cell">
      <style:table-cell-properties fo:border-top="0.0138in solid #808080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19" style:parent-style-name="Normal" style:family="paragraph">
      <style:paragraph-properties fo:text-align="end"/>
      <style:text-properties style:font-name="Open Sans" style:font-name-complex="Open Sans" fo:font-weight="bold" style:font-weight-asian="bold" style:font-weight-complex="bold" fo:color="#212529" fo:font-size="10pt" style:font-size-asian="10pt" style:font-size-complex="10pt"/>
    </style:style>
    <style:style style:name="TableCell20" style:family="table-cell">
      <style:table-cell-properties fo:border-top="0.0138in solid #808080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21" style:parent-style-name="Normal" style:family="paragraph">
      <style:paragraph-properties fo:text-align="end"/>
      <style:text-properties style:font-name="Open Sans" style:font-name-complex="Open Sans" fo:font-weight="bold" style:font-weight-asian="bold" style:font-weight-complex="bold" fo:color="#212529" fo:font-size="10pt" style:font-size-asian="10pt" style:font-size-complex="10pt"/>
    </style:style>
    <style:style style:name="TableCell22" style:family="table-cell">
      <style:table-cell-properties fo:border-top="0.0138in solid #808080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23" style:parent-style-name="Normal" style:family="paragraph">
      <style:paragraph-properties fo:text-align="end"/>
      <style:text-properties style:font-name="Open Sans" style:font-name-complex="Open Sans" fo:font-weight="bold" style:font-weight-asian="bold" style:font-weight-complex="bold" fo:color="#212529" fo:font-size="10pt" style:font-size-asian="10pt" style:font-size-complex="10pt"/>
    </style:style>
    <style:style style:name="TableCell24" style:family="table-cell">
      <style:table-cell-properties fo:border-top="0.0138in solid #808080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25" style:parent-style-name="Normal" style:family="paragraph">
      <style:paragraph-properties fo:text-align="end"/>
      <style:text-properties style:font-name="Open Sans" style:font-name-complex="Open Sans" fo:font-weight="bold" style:font-weight-asian="bold" style:font-weight-complex="bold" fo:color="#212529" fo:font-size="10pt" style:font-size-asian="10pt" style:font-size-complex="10pt"/>
    </style:style>
    <style:style style:name="TableCell26" style:family="table-cell">
      <style:table-cell-properties fo:border-top="0.0138in solid #808080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27" style:parent-style-name="Normal" style:family="paragraph">
      <style:paragraph-properties fo:text-align="end"/>
      <style:text-properties style:font-name="Open Sans" style:font-name-complex="Open Sans" fo:font-weight="bold" style:font-weight-asian="bold" style:font-weight-complex="bold" fo:color="#212529" fo:font-size="10pt" style:font-size-asian="10pt" style:font-size-complex="10pt"/>
    </style:style>
    <style:style style:name="TableRow28" style:family="table-row">
      <style:table-row-properties/>
    </style:style>
    <style:style style:name="TableCell29" style:family="table-cell">
      <style:table-cell-properties fo:border-top="none" fo:border-left="0.0138in solid #808080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T30" style:parent-style-name="Hyperlink" style:family="text">
      <style:text-properties style:font-name="Open Sans" style:font-name-complex="Open Sans" fo:color="#D00000" fo:font-size="10pt" style:font-size-asian="10pt" style:font-size-complex="10pt"/>
    </style:style>
    <style:style style:name="TableCell31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32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33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34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35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36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37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38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39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40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41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42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43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44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Row45" style:family="table-row">
      <style:table-row-properties/>
    </style:style>
    <style:style style:name="TableCell46" style:family="table-cell">
      <style:table-cell-properties fo:border-top="none" fo:border-left="0.0138in solid #808080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T47" style:parent-style-name="Hyperlink" style:family="text">
      <style:text-properties style:font-name="Open Sans" style:font-name-complex="Open Sans" fo:color="#D00000" fo:font-size="10pt" style:font-size-asian="10pt" style:font-size-complex="10pt"/>
    </style:style>
    <style:style style:name="TableCell48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49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50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51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52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53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54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55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56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57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58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59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60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61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Row62" style:family="table-row">
      <style:table-row-properties/>
    </style:style>
    <style:style style:name="TableCell63" style:family="table-cell">
      <style:table-cell-properties fo:border-top="none" fo:border-left="0.0138in solid #808080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T64" style:parent-style-name="Hyperlink" style:family="text">
      <style:text-properties style:font-name="Open Sans" style:font-name-complex="Open Sans" fo:color="#D00000" fo:font-size="10pt" style:font-size-asian="10pt" style:font-size-complex="10pt"/>
    </style:style>
    <style:style style:name="TableCell65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66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67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68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69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70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71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72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73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74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75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76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77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78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Row79" style:family="table-row">
      <style:table-row-properties/>
    </style:style>
    <style:style style:name="TableCell80" style:family="table-cell">
      <style:table-cell-properties fo:border-top="none" fo:border-left="0.0138in solid #808080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T81" style:parent-style-name="Hyperlink" style:family="text">
      <style:text-properties style:font-name="Open Sans" style:font-name-complex="Open Sans" fo:color="#D00000" fo:font-size="10pt" style:font-size-asian="10pt" style:font-size-complex="10pt"/>
    </style:style>
    <style:style style:name="TableCell82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83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84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85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86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87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88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89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90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91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92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93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94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95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Row96" style:family="table-row">
      <style:table-row-properties/>
    </style:style>
    <style:style style:name="TableCell97" style:family="table-cell">
      <style:table-cell-properties fo:border-top="none" fo:border-left="0.0138in solid #808080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T98" style:parent-style-name="Hyperlink" style:family="text">
      <style:text-properties style:font-name="Open Sans" style:font-name-complex="Open Sans" fo:color="#D00000" fo:font-size="10pt" style:font-size-asian="10pt" style:font-size-complex="10pt"/>
    </style:style>
    <style:style style:name="TableCell99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100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101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102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103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104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105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106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107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108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109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110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111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112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Row113" style:family="table-row">
      <style:table-row-properties/>
    </style:style>
    <style:style style:name="TableCell114" style:family="table-cell">
      <style:table-cell-properties fo:border-top="none" fo:border-left="0.0138in solid #808080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T115" style:parent-style-name="Hyperlink" style:family="text">
      <style:text-properties style:font-name="Open Sans" style:font-name-complex="Open Sans" fo:color="#D00000" fo:font-size="10pt" style:font-size-asian="10pt" style:font-size-complex="10pt"/>
    </style:style>
    <style:style style:name="TableCell116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117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118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119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120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121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122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123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124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125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126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127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128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129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Row130" style:family="table-row">
      <style:table-row-properties/>
    </style:style>
    <style:style style:name="TableCell131" style:family="table-cell">
      <style:table-cell-properties fo:border-top="none" fo:border-left="0.0138in solid #808080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T132" style:parent-style-name="Hyperlink" style:family="text">
      <style:text-properties style:font-name="Open Sans" style:font-name-complex="Open Sans" fo:color="#D00000" fo:font-size="10pt" style:font-size-asian="10pt" style:font-size-complex="10pt"/>
    </style:style>
    <style:style style:name="TableCell133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134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135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136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137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138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139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140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141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142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143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144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145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146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Row147" style:family="table-row">
      <style:table-row-properties/>
    </style:style>
    <style:style style:name="TableCell148" style:family="table-cell">
      <style:table-cell-properties fo:border-top="none" fo:border-left="0.0138in solid #808080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T149" style:parent-style-name="Hyperlink" style:family="text">
      <style:text-properties style:font-name="Open Sans" style:font-name-complex="Open Sans" fo:color="#D00000" fo:font-size="10pt" style:font-size-asian="10pt" style:font-size-complex="10pt"/>
    </style:style>
    <style:style style:name="TableCell150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151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152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153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154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155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156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157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158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159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160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161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162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163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Row164" style:family="table-row">
      <style:table-row-properties/>
    </style:style>
    <style:style style:name="TableCell165" style:family="table-cell">
      <style:table-cell-properties fo:border-top="none" fo:border-left="0.0138in solid #808080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T166" style:parent-style-name="Hyperlink" style:family="text">
      <style:text-properties style:font-name="Open Sans" style:font-name-complex="Open Sans" fo:color="#D00000" fo:font-size="10pt" style:font-size-asian="10pt" style:font-size-complex="10pt"/>
    </style:style>
    <style:style style:name="TableCell167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168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169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170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171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172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173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174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175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176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177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178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179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180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Row181" style:family="table-row">
      <style:table-row-properties/>
    </style:style>
    <style:style style:name="TableCell182" style:family="table-cell">
      <style:table-cell-properties fo:border-top="none" fo:border-left="0.0138in solid #808080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T183" style:parent-style-name="Hyperlink" style:family="text">
      <style:text-properties style:font-name="Open Sans" style:font-name-complex="Open Sans" fo:color="#D00000" fo:font-size="10pt" style:font-size-asian="10pt" style:font-size-complex="10pt"/>
    </style:style>
    <style:style style:name="TableCell184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185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186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187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188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189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190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191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192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193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194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195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196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197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Row198" style:family="table-row">
      <style:table-row-properties/>
    </style:style>
    <style:style style:name="TableCell199" style:family="table-cell">
      <style:table-cell-properties fo:border-top="none" fo:border-left="0.0138in solid #808080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T200" style:parent-style-name="Hyperlink" style:family="text">
      <style:text-properties style:font-name="Open Sans" style:font-name-complex="Open Sans" fo:color="#D00000" fo:font-size="10pt" style:font-size-asian="10pt" style:font-size-complex="10pt"/>
    </style:style>
    <style:style style:name="TableCell201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202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203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204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205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206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207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208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209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210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211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212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213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214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Row215" style:family="table-row">
      <style:table-row-properties/>
    </style:style>
    <style:style style:name="TableCell216" style:family="table-cell">
      <style:table-cell-properties fo:border-top="none" fo:border-left="0.0138in solid #808080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T217" style:parent-style-name="Hyperlink" style:family="text">
      <style:text-properties style:font-name="Open Sans" style:font-name-complex="Open Sans" fo:color="#D00000" fo:font-size="10pt" style:font-size-asian="10pt" style:font-size-complex="10pt"/>
    </style:style>
    <style:style style:name="TableCell218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219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220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221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222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223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224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225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226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227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228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229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230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231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Row232" style:family="table-row">
      <style:table-row-properties/>
    </style:style>
    <style:style style:name="TableCell233" style:family="table-cell">
      <style:table-cell-properties fo:border-top="none" fo:border-left="0.0138in solid #808080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T234" style:parent-style-name="Hyperlink" style:family="text">
      <style:text-properties style:font-name="Open Sans" style:font-name-complex="Open Sans" fo:color="#D00000" fo:font-size="10pt" style:font-size-asian="10pt" style:font-size-complex="10pt"/>
    </style:style>
    <style:style style:name="TableCell235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236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237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238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239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240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241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242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243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244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245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246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247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248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Row249" style:family="table-row">
      <style:table-row-properties/>
    </style:style>
    <style:style style:name="TableCell250" style:family="table-cell">
      <style:table-cell-properties fo:border-top="none" fo:border-left="0.0138in solid #808080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T251" style:parent-style-name="Hyperlink" style:family="text">
      <style:text-properties style:font-name="Open Sans" style:font-name-complex="Open Sans" fo:color="#D00000" fo:font-size="10pt" style:font-size-asian="10pt" style:font-size-complex="10pt"/>
    </style:style>
    <style:style style:name="TableCell252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253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254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255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256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257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258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259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260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261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262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263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264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265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Row266" style:family="table-row">
      <style:table-row-properties/>
    </style:style>
    <style:style style:name="TableCell267" style:family="table-cell">
      <style:table-cell-properties fo:border-top="none" fo:border-left="0.0138in solid #808080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T268" style:parent-style-name="Hyperlink" style:family="text">
      <style:text-properties style:font-name="Open Sans" style:font-name-complex="Open Sans" fo:color="#D00000" fo:font-size="10pt" style:font-size-asian="10pt" style:font-size-complex="10pt"/>
    </style:style>
    <style:style style:name="TableCell269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270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271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272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273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274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275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276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277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278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279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280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281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282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Row283" style:family="table-row">
      <style:table-row-properties/>
    </style:style>
    <style:style style:name="TableCell284" style:family="table-cell">
      <style:table-cell-properties fo:border-top="none" fo:border-left="0.0138in solid #808080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T285" style:parent-style-name="Hyperlink" style:family="text">
      <style:text-properties style:font-name="Open Sans" style:font-name-complex="Open Sans" fo:color="#D00000" fo:font-size="10pt" style:font-size-asian="10pt" style:font-size-complex="10pt"/>
    </style:style>
    <style:style style:name="TableCell286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287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288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289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290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291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292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293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294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295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296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297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298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299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Row300" style:family="table-row">
      <style:table-row-properties/>
    </style:style>
    <style:style style:name="TableCell301" style:family="table-cell">
      <style:table-cell-properties fo:border-top="none" fo:border-left="0.0138in solid #808080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T302" style:parent-style-name="Hyperlink" style:family="text">
      <style:text-properties style:font-name="Open Sans" style:font-name-complex="Open Sans" fo:color="#D00000" fo:font-size="10pt" style:font-size-asian="10pt" style:font-size-complex="10pt"/>
    </style:style>
    <style:style style:name="TableCell303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304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305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306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307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308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309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310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311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312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313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314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315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316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Row317" style:family="table-row">
      <style:table-row-properties/>
    </style:style>
    <style:style style:name="TableCell318" style:family="table-cell">
      <style:table-cell-properties fo:border-top="none" fo:border-left="0.0138in solid #808080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T319" style:parent-style-name="Hyperlink" style:family="text">
      <style:text-properties style:font-name="Open Sans" style:font-name-complex="Open Sans" fo:color="#D00000" fo:font-size="10pt" style:font-size-asian="10pt" style:font-size-complex="10pt"/>
    </style:style>
    <style:style style:name="TableCell320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321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322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323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324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325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326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327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328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329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330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331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332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333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Row334" style:family="table-row">
      <style:table-row-properties/>
    </style:style>
    <style:style style:name="TableCell335" style:family="table-cell">
      <style:table-cell-properties fo:border-top="none" fo:border-left="0.0138in solid #808080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T336" style:parent-style-name="Hyperlink" style:family="text">
      <style:text-properties style:font-name="Open Sans" style:font-name-complex="Open Sans" fo:color="#D00000" fo:font-size="10pt" style:font-size-asian="10pt" style:font-size-complex="10pt"/>
    </style:style>
    <style:style style:name="TableCell337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338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339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340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341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342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343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344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345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346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347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348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349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350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Row351" style:family="table-row">
      <style:table-row-properties/>
    </style:style>
    <style:style style:name="TableCell352" style:family="table-cell">
      <style:table-cell-properties fo:border-top="none" fo:border-left="0.0138in solid #808080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T353" style:parent-style-name="Hyperlink" style:family="text">
      <style:text-properties style:font-name="Open Sans" style:font-name-complex="Open Sans" fo:color="#D00000" fo:font-size="10pt" style:font-size-asian="10pt" style:font-size-complex="10pt"/>
    </style:style>
    <style:style style:name="TableCell354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355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356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357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358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359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360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361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362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363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364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365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366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367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Row368" style:family="table-row">
      <style:table-row-properties/>
    </style:style>
    <style:style style:name="TableCell369" style:family="table-cell">
      <style:table-cell-properties fo:border-top="none" fo:border-left="0.0138in solid #808080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T370" style:parent-style-name="Hyperlink" style:family="text">
      <style:text-properties style:font-name="Open Sans" style:font-name-complex="Open Sans" fo:color="#D00000" fo:font-size="10pt" style:font-size-asian="10pt" style:font-size-complex="10pt"/>
    </style:style>
    <style:style style:name="TableCell371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372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373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374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375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376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377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378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379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380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381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382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383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384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Row385" style:family="table-row">
      <style:table-row-properties/>
    </style:style>
    <style:style style:name="TableCell386" style:family="table-cell">
      <style:table-cell-properties fo:border-top="none" fo:border-left="0.0138in solid #808080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T387" style:parent-style-name="Hyperlink" style:family="text">
      <style:text-properties style:font-name="Open Sans" style:font-name-complex="Open Sans" fo:color="#D00000" fo:font-size="10pt" style:font-size-asian="10pt" style:font-size-complex="10pt"/>
    </style:style>
    <style:style style:name="TableCell388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389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390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391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392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393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394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395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396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397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398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399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400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401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Row402" style:family="table-row">
      <style:table-row-properties/>
    </style:style>
    <style:style style:name="TableCell403" style:family="table-cell">
      <style:table-cell-properties fo:border-top="none" fo:border-left="0.0138in solid #808080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T404" style:parent-style-name="Hyperlink" style:family="text">
      <style:text-properties style:font-name="Open Sans" style:font-name-complex="Open Sans" fo:color="#D00000" fo:font-size="10pt" style:font-size-asian="10pt" style:font-size-complex="10pt"/>
    </style:style>
    <style:style style:name="TableCell405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406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407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408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409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410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411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412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413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414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415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416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417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418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Row419" style:family="table-row">
      <style:table-row-properties/>
    </style:style>
    <style:style style:name="TableCell420" style:family="table-cell">
      <style:table-cell-properties fo:border-top="none" fo:border-left="0.0138in solid #808080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T421" style:parent-style-name="Hyperlink" style:family="text">
      <style:text-properties style:font-name="Open Sans" style:font-name-complex="Open Sans" fo:color="#D00000" fo:font-size="10pt" style:font-size-asian="10pt" style:font-size-complex="10pt"/>
    </style:style>
    <style:style style:name="TableCell422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423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424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425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426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427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428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429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430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431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432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433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434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435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Row436" style:family="table-row">
      <style:table-row-properties/>
    </style:style>
    <style:style style:name="TableCell437" style:family="table-cell">
      <style:table-cell-properties fo:border-top="none" fo:border-left="0.0138in solid #808080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T438" style:parent-style-name="Hyperlink" style:family="text">
      <style:text-properties style:font-name="Open Sans" style:font-name-complex="Open Sans" fo:color="#D00000" fo:font-size="10pt" style:font-size-asian="10pt" style:font-size-complex="10pt"/>
    </style:style>
    <style:style style:name="TableCell439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440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441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442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443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444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445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446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447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448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449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450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451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452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Row453" style:family="table-row">
      <style:table-row-properties/>
    </style:style>
    <style:style style:name="TableCell454" style:family="table-cell">
      <style:table-cell-properties fo:border-top="none" fo:border-left="0.0138in solid #808080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T455" style:parent-style-name="Hyperlink" style:family="text">
      <style:text-properties style:font-name="Open Sans" style:font-name-complex="Open Sans" fo:color="#D00000" fo:font-size="10pt" style:font-size-asian="10pt" style:font-size-complex="10pt"/>
    </style:style>
    <style:style style:name="TableCell456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457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458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459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460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461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462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463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464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465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466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467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468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469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Row470" style:family="table-row">
      <style:table-row-properties/>
    </style:style>
    <style:style style:name="TableCell471" style:family="table-cell">
      <style:table-cell-properties fo:border-top="none" fo:border-left="0.0138in solid #808080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T472" style:parent-style-name="Hyperlink" style:family="text">
      <style:text-properties style:font-name="Open Sans" style:font-name-complex="Open Sans" fo:color="#D00000" fo:font-size="10pt" style:font-size-asian="10pt" style:font-size-complex="10pt"/>
    </style:style>
    <style:style style:name="TableCell473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474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475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476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477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478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479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480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481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482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483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484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485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486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Row487" style:family="table-row">
      <style:table-row-properties/>
    </style:style>
    <style:style style:name="TableCell488" style:family="table-cell">
      <style:table-cell-properties fo:border-top="none" fo:border-left="0.0138in solid #808080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T489" style:parent-style-name="Hyperlink" style:family="text">
      <style:text-properties style:font-name="Open Sans" style:font-name-complex="Open Sans" fo:color="#D00000" fo:font-size="10pt" style:font-size-asian="10pt" style:font-size-complex="10pt"/>
    </style:style>
    <style:style style:name="TableCell490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491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492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493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494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495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496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497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498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499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500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501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502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503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Row504" style:family="table-row">
      <style:table-row-properties/>
    </style:style>
    <style:style style:name="TableCell505" style:family="table-cell">
      <style:table-cell-properties fo:border-top="none" fo:border-left="0.0138in solid #808080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T506" style:parent-style-name="Hyperlink" style:family="text">
      <style:text-properties style:font-name="Open Sans" style:font-name-complex="Open Sans" fo:color="#D00000" fo:font-size="10pt" style:font-size-asian="10pt" style:font-size-complex="10pt"/>
    </style:style>
    <style:style style:name="TableCell507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508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509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510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511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512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513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514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515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516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517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518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519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520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Row521" style:family="table-row">
      <style:table-row-properties/>
    </style:style>
    <style:style style:name="TableCell522" style:family="table-cell">
      <style:table-cell-properties fo:border-top="none" fo:border-left="0.0138in solid #808080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T523" style:parent-style-name="Hyperlink" style:family="text">
      <style:text-properties style:font-name="Open Sans" style:font-name-complex="Open Sans" fo:color="#D00000" fo:font-size="10pt" style:font-size-asian="10pt" style:font-size-complex="10pt"/>
    </style:style>
    <style:style style:name="TableCell524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525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526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527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528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529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530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531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532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533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534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535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536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537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Row538" style:family="table-row">
      <style:table-row-properties/>
    </style:style>
    <style:style style:name="TableCell539" style:family="table-cell">
      <style:table-cell-properties fo:border-top="none" fo:border-left="0.0138in solid #808080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T540" style:parent-style-name="Hyperlink" style:family="text">
      <style:text-properties style:font-name="Open Sans" style:font-name-complex="Open Sans" fo:color="#D00000" fo:font-size="10pt" style:font-size-asian="10pt" style:font-size-complex="10pt"/>
    </style:style>
    <style:style style:name="TableCell541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542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543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544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545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546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547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548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549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550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551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552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553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554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Row555" style:family="table-row">
      <style:table-row-properties/>
    </style:style>
    <style:style style:name="TableCell556" style:family="table-cell">
      <style:table-cell-properties fo:border-top="none" fo:border-left="0.0138in solid #808080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T557" style:parent-style-name="Hyperlink" style:family="text">
      <style:text-properties style:font-name="Open Sans" style:font-name-complex="Open Sans" fo:color="#D00000" fo:font-size="10pt" style:font-size-asian="10pt" style:font-size-complex="10pt"/>
    </style:style>
    <style:style style:name="TableCell558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559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560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561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562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563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564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565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566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567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568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569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570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571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Row572" style:family="table-row">
      <style:table-row-properties/>
    </style:style>
    <style:style style:name="TableCell573" style:family="table-cell">
      <style:table-cell-properties fo:border-top="none" fo:border-left="0.0138in solid #808080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T574" style:parent-style-name="Hyperlink" style:family="text">
      <style:text-properties style:font-name="Open Sans" style:font-name-complex="Open Sans" fo:color="#D00000" fo:font-size="10pt" style:font-size-asian="10pt" style:font-size-complex="10pt"/>
    </style:style>
    <style:style style:name="TableCell575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576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577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578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579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580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581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582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583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584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585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586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587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588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Row589" style:family="table-row">
      <style:table-row-properties/>
    </style:style>
    <style:style style:name="TableCell590" style:family="table-cell">
      <style:table-cell-properties fo:border-top="none" fo:border-left="0.0138in solid #808080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T591" style:parent-style-name="Hyperlink" style:family="text">
      <style:text-properties style:font-name="Open Sans" style:font-name-complex="Open Sans" fo:color="#D00000" fo:font-size="10pt" style:font-size-asian="10pt" style:font-size-complex="10pt"/>
    </style:style>
    <style:style style:name="TableCell592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593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594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595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596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597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598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599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600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601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602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603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604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605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Row606" style:family="table-row">
      <style:table-row-properties/>
    </style:style>
    <style:style style:name="TableCell607" style:family="table-cell">
      <style:table-cell-properties fo:border-top="none" fo:border-left="0.0138in solid #808080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T608" style:parent-style-name="Hyperlink" style:family="text">
      <style:text-properties style:font-name="Open Sans" style:font-name-complex="Open Sans" fo:color="#D00000" fo:font-size="10pt" style:font-size-asian="10pt" style:font-size-complex="10pt"/>
    </style:style>
    <style:style style:name="TableCell609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610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611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612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613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614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615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616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617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618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619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620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621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622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Row623" style:family="table-row">
      <style:table-row-properties/>
    </style:style>
    <style:style style:name="TableCell624" style:family="table-cell">
      <style:table-cell-properties fo:border-top="none" fo:border-left="0.0138in solid #808080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T625" style:parent-style-name="Hyperlink" style:family="text">
      <style:text-properties style:font-name="Open Sans" style:font-name-complex="Open Sans" fo:color="#D00000" fo:font-size="10pt" style:font-size-asian="10pt" style:font-size-complex="10pt"/>
    </style:style>
    <style:style style:name="TableCell626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627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628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629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630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631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632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633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634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635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636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637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638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639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Row640" style:family="table-row">
      <style:table-row-properties/>
    </style:style>
    <style:style style:name="TableCell641" style:family="table-cell">
      <style:table-cell-properties fo:border-top="none" fo:border-left="0.0138in solid #808080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T642" style:parent-style-name="Hyperlink" style:family="text">
      <style:text-properties style:font-name="Open Sans" style:font-name-complex="Open Sans" fo:color="#D00000" fo:font-size="10pt" style:font-size-asian="10pt" style:font-size-complex="10pt"/>
    </style:style>
    <style:style style:name="TableCell643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644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645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646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647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648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649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650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651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652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653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654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655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656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Row657" style:family="table-row">
      <style:table-row-properties/>
    </style:style>
    <style:style style:name="TableCell658" style:family="table-cell">
      <style:table-cell-properties fo:border-top="none" fo:border-left="0.0138in solid #808080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T659" style:parent-style-name="Hyperlink" style:family="text">
      <style:text-properties style:font-name="Open Sans" style:font-name-complex="Open Sans" fo:color="#D00000" fo:font-size="10pt" style:font-size-asian="10pt" style:font-size-complex="10pt"/>
    </style:style>
    <style:style style:name="TableCell660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661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662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663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664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665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666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667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668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669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670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671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  <style:style style:name="TableCell672" style:family="table-cell">
      <style:table-cell-properties fo:border-top="none" fo:border-left="none" fo:border-bottom="0.0138in solid #808080" fo:border-right="0.0138in solid #808080" fo:background-color="#FFFFFF" style:writing-mode="lr-tb" style:vertical-align="middle" fo:padding-top="0.0104in" fo:padding-left="0.0104in" fo:padding-bottom="0.0104in" fo:padding-right="0.0104in"/>
    </style:style>
    <style:style style:name="P673" style:parent-style-name="Normal" style:family="paragraph">
      <style:paragraph-properties fo:text-align="end"/>
      <style:text-properties style:font-name="Open Sans" style:font-name-complex="Open Sans" fo:color="#212529" fo:font-size="10pt" style:font-size-asian="10pt" style:font-size-complex="10pt"/>
    </style:style>
  </office:automatic-styles>
  <office:body>
    <office:text text:use-soft-page-breaks="true">
      <text:h text:style-name="P1" text:outline-level="2">Available models</text:h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header-rows>
          <table:table-row table:style-name="TableRow11">
            <table:table-cell table:style-name="TableCell12">
              <text:p text:style-name="P13">Model</text:p>
            </table:table-cell>
            <table:table-cell table:style-name="TableCell14">
              <text:p text:style-name="P15">Size (MB)</text:p>
            </table:table-cell>
            <table:table-cell table:style-name="TableCell16">
              <text:p text:style-name="P17">Top-1 Accuracy</text:p>
            </table:table-cell>
            <table:table-cell table:style-name="TableCell18">
              <text:p text:style-name="P19">Top-5 Accuracy</text:p>
            </table:table-cell>
            <table:table-cell table:style-name="TableCell20">
              <text:p text:style-name="P21">Parameters</text:p>
            </table:table-cell>
            <table:table-cell table:style-name="TableCell22">
              <text:p text:style-name="P23">Depth</text:p>
            </table:table-cell>
            <table:table-cell table:style-name="TableCell24">
              <text:p text:style-name="P25">Time (ms) per inference step (CPU)</text:p>
            </table:table-cell>
            <table:table-cell table:style-name="TableCell26">
              <text:p text:style-name="P27">Time (ms) per inference step (GPU)</text:p>
            </table:table-cell>
          </table:table-row>
        </table:table-header-rows>
        <table:table-row table:style-name="TableRow28">
          <table:table-cell table:style-name="TableCell29">
            <text:p text:style-name="Normal"><text:a xlink:href="https://eur03.safelinks.protection.outlook.com/?url=https%3A%2F%2Fkeras.io%2Fapi%2Fapplications%2Fxception&amp;data=05%7C01%7Cnh.siddique%40ulster.ac.uk%7C36d59f55d0d944e52cfc08db694d72d1%7C6f0b94874fa842a8aeb4bf2e2c22d4e8%7C0%7C0%7C638219553588481197%7CUnknown%7CTWFpbGZsb3d8eyJWIjoiMC4wLjAwMDAiLCJQIjoiV2luMzIiLCJBTiI6Ik1haWwiLCJXVCI6Mn0%3D%7C3000%7C%7C%7C&amp;sdata=BbhSDtAQs%2B7l2DoWv1gEiut%2B%2BnNnWOsSTHmvAJPls7w%3D&amp;reserved=0" office:target-frame-name="_top" xlink:show="replace"><text:span text:style-name="T30">Xception</text:span></text:a></text:p>
          </table:table-cell>
          <table:table-cell table:style-name="TableCell31">
            <text:p text:style-name="P32">88</text:p>
          </table:table-cell>
          <table:table-cell table:style-name="TableCell33">
            <text:p text:style-name="P34">79.0%</text:p>
          </table:table-cell>
          <table:table-cell table:style-name="TableCell35">
            <text:p text:style-name="P36">94.5%</text:p>
          </table:table-cell>
          <table:table-cell table:style-name="TableCell37">
            <text:p text:style-name="P38">22.9M</text:p>
          </table:table-cell>
          <table:table-cell table:style-name="TableCell39">
            <text:p text:style-name="P40">81</text:p>
          </table:table-cell>
          <table:table-cell table:style-name="TableCell41">
            <text:p text:style-name="P42">109.4</text:p>
          </table:table-cell>
          <table:table-cell table:style-name="TableCell43">
            <text:p text:style-name="P44">8.1</text:p>
          </table:table-cell>
        </table:table-row>
        <table:table-row table:style-name="TableRow45">
          <table:table-cell table:style-name="TableCell46">
            <text:p text:style-name="Normal"><text:a xlink:href="https://eur03.safelinks.protection.outlook.com/?url=https%3A%2F%2Fkeras.io%2Fapi%2Fapplications%2Fvgg%2F%23vgg16-function&amp;data=05%7C01%7Cnh.siddique%40ulster.ac.uk%7C36d59f55d0d944e52cfc08db694d72d1%7C6f0b94874fa842a8aeb4bf2e2c22d4e8%7C0%7C0%7C638219553588481197%7CUnknown%7CTWFpbGZsb3d8eyJWIjoiMC4wLjAwMDAiLCJQIjoiV2luMzIiLCJBTiI6Ik1haWwiLCJXVCI6Mn0%3D%7C3000%7C%7C%7C&amp;sdata=u%2F1450%2FBGP4E9uuIRfBtfpFtlFrMVIppHcJ3b8BRZp8%3D&amp;reserved=0" office:target-frame-name="_top" xlink:show="replace"><text:span text:style-name="T47">VGG16</text:span></text:a></text:p>
          </table:table-cell>
          <table:table-cell table:style-name="TableCell48">
            <text:p text:style-name="P49">528</text:p>
          </table:table-cell>
          <table:table-cell table:style-name="TableCell50">
            <text:p text:style-name="P51">71.3%</text:p>
          </table:table-cell>
          <table:table-cell table:style-name="TableCell52">
            <text:p text:style-name="P53">90.1%</text:p>
          </table:table-cell>
          <table:table-cell table:style-name="TableCell54">
            <text:p text:style-name="P55">138.4M</text:p>
          </table:table-cell>
          <table:table-cell table:style-name="TableCell56">
            <text:p text:style-name="P57">16</text:p>
          </table:table-cell>
          <table:table-cell table:style-name="TableCell58">
            <text:p text:style-name="P59">69.5</text:p>
          </table:table-cell>
          <table:table-cell table:style-name="TableCell60">
            <text:p text:style-name="P61">4.2</text:p>
          </table:table-cell>
        </table:table-row>
        <table:table-row table:style-name="TableRow62">
          <table:table-cell table:style-name="TableCell63">
            <text:p text:style-name="Normal"><text:a xlink:href="https://eur03.safelinks.protection.outlook.com/?url=https%3A%2F%2Fkeras.io%2Fapi%2Fapplications%2Fvgg%2F%23vgg19-function&amp;data=05%7C01%7Cnh.siddique%40ulster.ac.uk%7C36d59f55d0d944e52cfc08db694d72d1%7C6f0b94874fa842a8aeb4bf2e2c22d4e8%7C0%7C0%7C638219553588481197%7CUnknown%7CTWFpbGZsb3d8eyJWIjoiMC4wLjAwMDAiLCJQIjoiV2luMzIiLCJBTiI6Ik1haWwiLCJXVCI6Mn0%3D%7C3000%7C%7C%7C&amp;sdata=U5ZTfYnLOorJXFBoDYzqyj%2Bez343vljVI6QfZ6KcQxc%3D&amp;reserved=0" office:target-frame-name="_top" xlink:show="replace"><text:span text:style-name="T64">VGG19</text:span></text:a></text:p>
          </table:table-cell>
          <table:table-cell table:style-name="TableCell65">
            <text:p text:style-name="P66">549</text:p>
          </table:table-cell>
          <table:table-cell table:style-name="TableCell67">
            <text:p text:style-name="P68">71.3%</text:p>
          </table:table-cell>
          <table:table-cell table:style-name="TableCell69">
            <text:p text:style-name="P70">90.0%</text:p>
          </table:table-cell>
          <table:table-cell table:style-name="TableCell71">
            <text:p text:style-name="P72">143.7M</text:p>
          </table:table-cell>
          <table:table-cell table:style-name="TableCell73">
            <text:p text:style-name="P74">19</text:p>
          </table:table-cell>
          <table:table-cell table:style-name="TableCell75">
            <text:p text:style-name="P76">84.8</text:p>
          </table:table-cell>
          <table:table-cell table:style-name="TableCell77">
            <text:p text:style-name="P78">4.4</text:p>
          </table:table-cell>
        </table:table-row>
        <table:table-row table:style-name="TableRow79">
          <table:table-cell table:style-name="TableCell80">
            <text:p text:style-name="Normal"><text:a xlink:href="https://eur03.safelinks.protection.outlook.com/?url=https%3A%2F%2Fkeras.io%2Fapi%2Fapplications%2Fresnet%2F%23resnet50-function&amp;data=05%7C01%7Cnh.siddique%40ulster.ac.uk%7C36d59f55d0d944e52cfc08db694d72d1%7C6f0b94874fa842a8aeb4bf2e2c22d4e8%7C0%7C0%7C638219553588481197%7CUnknown%7CTWFpbGZsb3d8eyJWIjoiMC4wLjAwMDAiLCJQIjoiV2luMzIiLCJBTiI6Ik1haWwiLCJXVCI6Mn0%3D%7C3000%7C%7C%7C&amp;sdata=hTCD0MBbAa0pic8LawitQWTt31ijTNtNL4UqgpplIxM%3D&amp;reserved=0" office:target-frame-name="_top" xlink:show="replace"><text:span text:style-name="T81">ResNet50</text:span></text:a></text:p>
          </table:table-cell>
          <table:table-cell table:style-name="TableCell82">
            <text:p text:style-name="P83">98</text:p>
          </table:table-cell>
          <table:table-cell table:style-name="TableCell84">
            <text:p text:style-name="P85">74.9%</text:p>
          </table:table-cell>
          <table:table-cell table:style-name="TableCell86">
            <text:p text:style-name="P87">92.1%</text:p>
          </table:table-cell>
          <table:table-cell table:style-name="TableCell88">
            <text:p text:style-name="P89">25.6M</text:p>
          </table:table-cell>
          <table:table-cell table:style-name="TableCell90">
            <text:p text:style-name="P91">107</text:p>
          </table:table-cell>
          <table:table-cell table:style-name="TableCell92">
            <text:p text:style-name="P93">58.2</text:p>
          </table:table-cell>
          <table:table-cell table:style-name="TableCell94">
            <text:p text:style-name="P95">4.6</text:p>
          </table:table-cell>
        </table:table-row>
        <table:table-row table:style-name="TableRow96">
          <table:table-cell table:style-name="TableCell97">
            <text:p text:style-name="Normal"><text:a xlink:href="https://eur03.safelinks.protection.outlook.com/?url=https%3A%2F%2Fkeras.io%2Fapi%2Fapplications%2Fresnet%2F%23resnet50v2-function&amp;data=05%7C01%7Cnh.siddique%40ulster.ac.uk%7C36d59f55d0d944e52cfc08db694d72d1%7C6f0b94874fa842a8aeb4bf2e2c22d4e8%7C0%7C0%7C638219553588481197%7CUnknown%7CTWFpbGZsb3d8eyJWIjoiMC4wLjAwMDAiLCJQIjoiV2luMzIiLCJBTiI6Ik1haWwiLCJXVCI6Mn0%3D%7C3000%7C%7C%7C&amp;sdata=l1CFGJUNriLg8qcbtZirDtRONKomw9oa9droTLj8bHs%3D&amp;reserved=0" office:target-frame-name="_top" xlink:show="replace"><text:span text:style-name="T98">ResNet50V2</text:span></text:a></text:p>
          </table:table-cell>
          <table:table-cell table:style-name="TableCell99">
            <text:p text:style-name="P100">98</text:p>
          </table:table-cell>
          <table:table-cell table:style-name="TableCell101">
            <text:p text:style-name="P102">76.0%</text:p>
          </table:table-cell>
          <table:table-cell table:style-name="TableCell103">
            <text:p text:style-name="P104">93.0%</text:p>
          </table:table-cell>
          <table:table-cell table:style-name="TableCell105">
            <text:p text:style-name="P106">25.6M</text:p>
          </table:table-cell>
          <table:table-cell table:style-name="TableCell107">
            <text:p text:style-name="P108">103</text:p>
          </table:table-cell>
          <table:table-cell table:style-name="TableCell109">
            <text:p text:style-name="P110">45.6</text:p>
          </table:table-cell>
          <table:table-cell table:style-name="TableCell111">
            <text:p text:style-name="P112">4.4</text:p>
          </table:table-cell>
        </table:table-row>
        <table:table-row table:style-name="TableRow113">
          <table:table-cell table:style-name="TableCell114">
            <text:p text:style-name="Normal"><text:a xlink:href="https://eur03.safelinks.protection.outlook.com/?url=https%3A%2F%2Fkeras.io%2Fapi%2Fapplications%2Fresnet%2F%23resnet101-function&amp;data=05%7C01%7Cnh.siddique%40ulster.ac.uk%7C36d59f55d0d944e52cfc08db694d72d1%7C6f0b94874fa842a8aeb4bf2e2c22d4e8%7C0%7C0%7C638219553588481197%7CUnknown%7CTWFpbGZsb3d8eyJWIjoiMC4wLjAwMDAiLCJQIjoiV2luMzIiLCJBTiI6Ik1haWwiLCJXVCI6Mn0%3D%7C3000%7C%7C%7C&amp;sdata=gnfBmE%2BL5MaHfsDgaMT3VKDJV6LztEHDCvq4akkEKnM%3D&amp;reserved=0" office:target-frame-name="_top" xlink:show="replace"><text:span text:style-name="T115">ResNet101</text:span></text:a></text:p>
          </table:table-cell>
          <table:table-cell table:style-name="TableCell116">
            <text:p text:style-name="P117">171</text:p>
          </table:table-cell>
          <table:table-cell table:style-name="TableCell118">
            <text:p text:style-name="P119">76.4%</text:p>
          </table:table-cell>
          <table:table-cell table:style-name="TableCell120">
            <text:p text:style-name="P121">92.8%</text:p>
          </table:table-cell>
          <table:table-cell table:style-name="TableCell122">
            <text:p text:style-name="P123">44.7M</text:p>
          </table:table-cell>
          <table:table-cell table:style-name="TableCell124">
            <text:p text:style-name="P125">209</text:p>
          </table:table-cell>
          <table:table-cell table:style-name="TableCell126">
            <text:p text:style-name="P127">89.6</text:p>
          </table:table-cell>
          <table:table-cell table:style-name="TableCell128">
            <text:p text:style-name="P129">5.2</text:p>
          </table:table-cell>
        </table:table-row>
        <table:table-row table:style-name="TableRow130">
          <table:table-cell table:style-name="TableCell131">
            <text:p text:style-name="Normal"><text:a xlink:href="https://eur03.safelinks.protection.outlook.com/?url=https%3A%2F%2Fkeras.io%2Fapi%2Fapplications%2Fresnet%2F%23resnet101v2-function&amp;data=05%7C01%7Cnh.siddique%40ulster.ac.uk%7C36d59f55d0d944e52cfc08db694d72d1%7C6f0b94874fa842a8aeb4bf2e2c22d4e8%7C0%7C0%7C638219553588481197%7CUnknown%7CTWFpbGZsb3d8eyJWIjoiMC4wLjAwMDAiLCJQIjoiV2luMzIiLCJBTiI6Ik1haWwiLCJXVCI6Mn0%3D%7C3000%7C%7C%7C&amp;sdata=G6lhHzmL0pXdKG%2BnYrGI3J9yMB1CQVl14PGJKSN29%2FA%3D&amp;reserved=0" office:target-frame-name="_top" xlink:show="replace"><text:span text:style-name="T132">ResNet101V2</text:span></text:a></text:p>
          </table:table-cell>
          <table:table-cell table:style-name="TableCell133">
            <text:p text:style-name="P134">171</text:p>
          </table:table-cell>
          <table:table-cell table:style-name="TableCell135">
            <text:p text:style-name="P136">77.2%</text:p>
          </table:table-cell>
          <table:table-cell table:style-name="TableCell137">
            <text:p text:style-name="P138">93.8%</text:p>
          </table:table-cell>
          <table:table-cell table:style-name="TableCell139">
            <text:p text:style-name="P140">44.7M</text:p>
          </table:table-cell>
          <table:table-cell table:style-name="TableCell141">
            <text:p text:style-name="P142">205</text:p>
          </table:table-cell>
          <table:table-cell table:style-name="TableCell143">
            <text:p text:style-name="P144">72.7</text:p>
          </table:table-cell>
          <table:table-cell table:style-name="TableCell145">
            <text:p text:style-name="P146">5.4</text:p>
          </table:table-cell>
        </table:table-row>
        <table:table-row table:style-name="TableRow147">
          <table:table-cell table:style-name="TableCell148">
            <text:p text:style-name="Normal"><text:a xlink:href="https://eur03.safelinks.protection.outlook.com/?url=https%3A%2F%2Fkeras.io%2Fapi%2Fapplications%2Fresnet%2F%23resnet152-function&amp;data=05%7C01%7Cnh.siddique%40ulster.ac.uk%7C36d59f55d0d944e52cfc08db694d72d1%7C6f0b94874fa842a8aeb4bf2e2c22d4e8%7C0%7C0%7C638219553588481197%7CUnknown%7CTWFpbGZsb3d8eyJWIjoiMC4wLjAwMDAiLCJQIjoiV2luMzIiLCJBTiI6Ik1haWwiLCJXVCI6Mn0%3D%7C3000%7C%7C%7C&amp;sdata=KcY6V%2FNbcodaKHUZqNV4sAZAPWZ1b52nlK2wDMzHhnk%3D&amp;reserved=0" office:target-frame-name="_top" xlink:show="replace"><text:span text:style-name="T149">ResNet152</text:span></text:a></text:p>
          </table:table-cell>
          <table:table-cell table:style-name="TableCell150">
            <text:p text:style-name="P151">232</text:p>
          </table:table-cell>
          <table:table-cell table:style-name="TableCell152">
            <text:p text:style-name="P153">76.6%</text:p>
          </table:table-cell>
          <table:table-cell table:style-name="TableCell154">
            <text:p text:style-name="P155">93.1%</text:p>
          </table:table-cell>
          <table:table-cell table:style-name="TableCell156">
            <text:p text:style-name="P157">60.4M</text:p>
          </table:table-cell>
          <table:table-cell table:style-name="TableCell158">
            <text:p text:style-name="P159">311</text:p>
          </table:table-cell>
          <table:table-cell table:style-name="TableCell160">
            <text:p text:style-name="P161">127.4</text:p>
          </table:table-cell>
          <table:table-cell table:style-name="TableCell162">
            <text:p text:style-name="P163">6.5</text:p>
          </table:table-cell>
        </table:table-row>
        <table:table-row table:style-name="TableRow164">
          <table:table-cell table:style-name="TableCell165">
            <text:p text:style-name="Normal"><text:a xlink:href="https://eur03.safelinks.protection.outlook.com/?url=https%3A%2F%2Fkeras.io%2Fapi%2Fapplications%2Fresnet%2F%23resnet152v2-function&amp;data=05%7C01%7Cnh.siddique%40ulster.ac.uk%7C36d59f55d0d944e52cfc08db694d72d1%7C6f0b94874fa842a8aeb4bf2e2c22d4e8%7C0%7C0%7C638219553588481197%7CUnknown%7CTWFpbGZsb3d8eyJWIjoiMC4wLjAwMDAiLCJQIjoiV2luMzIiLCJBTiI6Ik1haWwiLCJXVCI6Mn0%3D%7C3000%7C%7C%7C&amp;sdata=v%2F3XRdFP8P6cXMvs2qNU118D69x82VppSne3ezxjjh4%3D&amp;reserved=0" office:target-frame-name="_top" xlink:show="replace"><text:span text:style-name="T166">ResNet152V2</text:span></text:a></text:p>
          </table:table-cell>
          <table:table-cell table:style-name="TableCell167">
            <text:p text:style-name="P168">232</text:p>
          </table:table-cell>
          <table:table-cell table:style-name="TableCell169">
            <text:p text:style-name="P170">78.0%</text:p>
          </table:table-cell>
          <table:table-cell table:style-name="TableCell171">
            <text:p text:style-name="P172">94.2%</text:p>
          </table:table-cell>
          <table:table-cell table:style-name="TableCell173">
            <text:p text:style-name="P174">60.4M</text:p>
          </table:table-cell>
          <table:table-cell table:style-name="TableCell175">
            <text:p text:style-name="P176">307</text:p>
          </table:table-cell>
          <table:table-cell table:style-name="TableCell177">
            <text:p text:style-name="P178">107.5</text:p>
          </table:table-cell>
          <table:table-cell table:style-name="TableCell179">
            <text:p text:style-name="P180">6.6</text:p>
          </table:table-cell>
        </table:table-row>
        <table:table-row table:style-name="TableRow181">
          <table:table-cell table:style-name="TableCell182">
            <text:p text:style-name="Normal"><text:a xlink:href="https://eur03.safelinks.protection.outlook.com/?url=https%3A%2F%2Fkeras.io%2Fapi%2Fapplications%2Finceptionv3&amp;data=05%7C01%7Cnh.siddique%40ulster.ac.uk%7C36d59f55d0d944e52cfc08db694d72d1%7C6f0b94874fa842a8aeb4bf2e2c22d4e8%7C0%7C0%7C638219553588481197%7CUnknown%7CTWFpbGZsb3d8eyJWIjoiMC4wLjAwMDAiLCJQIjoiV2luMzIiLCJBTiI6Ik1haWwiLCJXVCI6Mn0%3D%7C3000%7C%7C%7C&amp;sdata=0rjfwuf%2FjtMHq4dceOcdWIV%2BfevOvYJewhUSg1Hu590%3D&amp;reserved=0" office:target-frame-name="_top" xlink:show="replace"><text:span text:style-name="T183">InceptionV3</text:span></text:a></text:p>
          </table:table-cell>
          <table:table-cell table:style-name="TableCell184">
            <text:p text:style-name="P185">92</text:p>
          </table:table-cell>
          <table:table-cell table:style-name="TableCell186">
            <text:p text:style-name="P187">77.9%</text:p>
          </table:table-cell>
          <table:table-cell table:style-name="TableCell188">
            <text:p text:style-name="P189">93.7%</text:p>
          </table:table-cell>
          <table:table-cell table:style-name="TableCell190">
            <text:p text:style-name="P191">23.9M</text:p>
          </table:table-cell>
          <table:table-cell table:style-name="TableCell192">
            <text:p text:style-name="P193">189</text:p>
          </table:table-cell>
          <table:table-cell table:style-name="TableCell194">
            <text:p text:style-name="P195">42.2</text:p>
          </table:table-cell>
          <table:table-cell table:style-name="TableCell196">
            <text:p text:style-name="P197">6.9</text:p>
          </table:table-cell>
        </table:table-row>
        <table:table-row table:style-name="TableRow198">
          <table:table-cell table:style-name="TableCell199">
            <text:p text:style-name="Normal"><text:a xlink:href="https://eur03.safelinks.protection.outlook.com/?url=https%3A%2F%2Fkeras.io%2Fapi%2Fapplications%2Finceptionresnetv2&amp;data=05%7C01%7Cnh.siddique%40ulster.ac.uk%7C36d59f55d0d944e52cfc08db694d72d1%7C6f0b94874fa842a8aeb4bf2e2c22d4e8%7C0%7C0%7C638219553588481197%7CUnknown%7CTWFpbGZsb3d8eyJWIjoiMC4wLjAwMDAiLCJQIjoiV2luMzIiLCJBTiI6Ik1haWwiLCJXVCI6Mn0%3D%7C3000%7C%7C%7C&amp;sdata=Ht1%2BW%2FDO9gb0Me0GOxPBbNUozXv4RZo8Dx6zk1OAGiQ%3D&amp;reserved=0" office:target-frame-name="_top" xlink:show="replace"><text:span text:style-name="T200">InceptionResNetV2</text:span></text:a></text:p>
          </table:table-cell>
          <table:table-cell table:style-name="TableCell201">
            <text:p text:style-name="P202">215</text:p>
          </table:table-cell>
          <table:table-cell table:style-name="TableCell203">
            <text:p text:style-name="P204">80.3%</text:p>
          </table:table-cell>
          <table:table-cell table:style-name="TableCell205">
            <text:p text:style-name="P206">95.3%</text:p>
          </table:table-cell>
          <table:table-cell table:style-name="TableCell207">
            <text:p text:style-name="P208">55.9M</text:p>
          </table:table-cell>
          <table:table-cell table:style-name="TableCell209">
            <text:p text:style-name="P210">449</text:p>
          </table:table-cell>
          <table:table-cell table:style-name="TableCell211">
            <text:p text:style-name="P212">130.2</text:p>
          </table:table-cell>
          <table:table-cell table:style-name="TableCell213">
            <text:p text:style-name="P214">10.0</text:p>
          </table:table-cell>
        </table:table-row>
        <table:table-row table:style-name="TableRow215">
          <table:table-cell table:style-name="TableCell216">
            <text:p text:style-name="Normal"><text:a xlink:href="https://eur03.safelinks.protection.outlook.com/?url=https%3A%2F%2Fkeras.io%2Fapi%2Fapplications%2Fmobilenet&amp;data=05%7C01%7Cnh.siddique%40ulster.ac.uk%7C36d59f55d0d944e52cfc08db694d72d1%7C6f0b94874fa842a8aeb4bf2e2c22d4e8%7C0%7C0%7C638219553588481197%7CUnknown%7CTWFpbGZsb3d8eyJWIjoiMC4wLjAwMDAiLCJQIjoiV2luMzIiLCJBTiI6Ik1haWwiLCJXVCI6Mn0%3D%7C3000%7C%7C%7C&amp;sdata=Nfx3XfIpEw74i46f9QEEK9C9RsFayorRib2xQI3WxMs%3D&amp;reserved=0" office:target-frame-name="_top" xlink:show="replace"><text:span text:style-name="T217">MobileNet</text:span></text:a></text:p>
          </table:table-cell>
          <table:table-cell table:style-name="TableCell218">
            <text:p text:style-name="P219">16</text:p>
          </table:table-cell>
          <table:table-cell table:style-name="TableCell220">
            <text:p text:style-name="P221">70.4%</text:p>
          </table:table-cell>
          <table:table-cell table:style-name="TableCell222">
            <text:p text:style-name="P223">89.5%</text:p>
          </table:table-cell>
          <table:table-cell table:style-name="TableCell224">
            <text:p text:style-name="P225">4.3M</text:p>
          </table:table-cell>
          <table:table-cell table:style-name="TableCell226">
            <text:p text:style-name="P227">55</text:p>
          </table:table-cell>
          <table:table-cell table:style-name="TableCell228">
            <text:p text:style-name="P229">22.6</text:p>
          </table:table-cell>
          <table:table-cell table:style-name="TableCell230">
            <text:p text:style-name="P231">3.4</text:p>
          </table:table-cell>
        </table:table-row>
        <table:table-row table:style-name="TableRow232">
          <table:table-cell table:style-name="TableCell233">
            <text:p text:style-name="Normal"><text:a xlink:href="https://eur03.safelinks.protection.outlook.com/?url=https%3A%2F%2Fkeras.io%2Fapi%2Fapplications%2Fmobilenet%2F%23mobilenetv2-function&amp;data=05%7C01%7Cnh.siddique%40ulster.ac.uk%7C36d59f55d0d944e52cfc08db694d72d1%7C6f0b94874fa842a8aeb4bf2e2c22d4e8%7C0%7C0%7C638219553588481197%7CUnknown%7CTWFpbGZsb3d8eyJWIjoiMC4wLjAwMDAiLCJQIjoiV2luMzIiLCJBTiI6Ik1haWwiLCJXVCI6Mn0%3D%7C3000%7C%7C%7C&amp;sdata=j7ykeKIqOSRcPF6ibJUOtlKLEj6FuhJQRASi2BO%2BYBc%3D&amp;reserved=0" office:target-frame-name="_top" xlink:show="replace"><text:span text:style-name="T234">MobileNetV2</text:span></text:a></text:p>
          </table:table-cell>
          <table:table-cell table:style-name="TableCell235">
            <text:p text:style-name="P236">14</text:p>
          </table:table-cell>
          <table:table-cell table:style-name="TableCell237">
            <text:p text:style-name="P238">71.3%</text:p>
          </table:table-cell>
          <table:table-cell table:style-name="TableCell239">
            <text:p text:style-name="P240">90.1%</text:p>
          </table:table-cell>
          <table:table-cell table:style-name="TableCell241">
            <text:p text:style-name="P242">3.5M</text:p>
          </table:table-cell>
          <table:table-cell table:style-name="TableCell243">
            <text:p text:style-name="P244">105</text:p>
          </table:table-cell>
          <table:table-cell table:style-name="TableCell245">
            <text:p text:style-name="P246">25.9</text:p>
          </table:table-cell>
          <table:table-cell table:style-name="TableCell247">
            <text:p text:style-name="P248">3.8</text:p>
          </table:table-cell>
        </table:table-row>
        <table:table-row table:style-name="TableRow249">
          <table:table-cell table:style-name="TableCell250">
            <text:p text:style-name="Normal"><text:a xlink:href="https://eur03.safelinks.protection.outlook.com/?url=https%3A%2F%2Fkeras.io%2Fapi%2Fapplications%2Fdensenet%2F%23densenet121-function&amp;data=05%7C01%7Cnh.siddique%40ulster.ac.uk%7C36d59f55d0d944e52cfc08db694d72d1%7C6f0b94874fa842a8aeb4bf2e2c22d4e8%7C0%7C0%7C638219553588481197%7CUnknown%7CTWFpbGZsb3d8eyJWIjoiMC4wLjAwMDAiLCJQIjoiV2luMzIiLCJBTiI6Ik1haWwiLCJXVCI6Mn0%3D%7C3000%7C%7C%7C&amp;sdata=HJekebCiJD428qDVGJIBdBgsd4g5%2BWV4wWrciOYUbK0%3D&amp;reserved=0" office:target-frame-name="_top" xlink:show="replace"><text:span text:style-name="T251">DenseNet121</text:span></text:a></text:p>
          </table:table-cell>
          <table:table-cell table:style-name="TableCell252">
            <text:p text:style-name="P253">33</text:p>
          </table:table-cell>
          <table:table-cell table:style-name="TableCell254">
            <text:p text:style-name="P255">75.0%</text:p>
          </table:table-cell>
          <table:table-cell table:style-name="TableCell256">
            <text:p text:style-name="P257">92.3%</text:p>
          </table:table-cell>
          <table:table-cell table:style-name="TableCell258">
            <text:p text:style-name="P259">8.1M</text:p>
          </table:table-cell>
          <table:table-cell table:style-name="TableCell260">
            <text:p text:style-name="P261">242</text:p>
          </table:table-cell>
          <table:table-cell table:style-name="TableCell262">
            <text:p text:style-name="P263">77.1</text:p>
          </table:table-cell>
          <table:table-cell table:style-name="TableCell264">
            <text:p text:style-name="P265">5.4</text:p>
          </table:table-cell>
        </table:table-row>
        <table:table-row table:style-name="TableRow266">
          <table:table-cell table:style-name="TableCell267">
            <text:p text:style-name="Normal"><text:a xlink:href="https://eur03.safelinks.protection.outlook.com/?url=https%3A%2F%2Fkeras.io%2Fapi%2Fapplications%2Fdensenet%2F%23densenet169-function&amp;data=05%7C01%7Cnh.siddique%40ulster.ac.uk%7C36d59f55d0d944e52cfc08db694d72d1%7C6f0b94874fa842a8aeb4bf2e2c22d4e8%7C0%7C0%7C638219553588481197%7CUnknown%7CTWFpbGZsb3d8eyJWIjoiMC4wLjAwMDAiLCJQIjoiV2luMzIiLCJBTiI6Ik1haWwiLCJXVCI6Mn0%3D%7C3000%7C%7C%7C&amp;sdata=m5SyGFzm19%2FSSzlXC%2FvCHH4Vy9qr%2BHDhVWXcsimPTW4%3D&amp;reserved=0" office:target-frame-name="_top" xlink:show="replace"><text:span text:style-name="T268">DenseNet169</text:span></text:a></text:p>
          </table:table-cell>
          <table:table-cell table:style-name="TableCell269">
            <text:p text:style-name="P270">57</text:p>
          </table:table-cell>
          <table:table-cell table:style-name="TableCell271">
            <text:p text:style-name="P272">76.2%</text:p>
          </table:table-cell>
          <table:table-cell table:style-name="TableCell273">
            <text:p text:style-name="P274">93.2%</text:p>
          </table:table-cell>
          <table:table-cell table:style-name="TableCell275">
            <text:p text:style-name="P276">14.3M</text:p>
          </table:table-cell>
          <table:table-cell table:style-name="TableCell277">
            <text:p text:style-name="P278">338</text:p>
          </table:table-cell>
          <table:table-cell table:style-name="TableCell279">
            <text:p text:style-name="P280">96.4</text:p>
          </table:table-cell>
          <table:table-cell table:style-name="TableCell281">
            <text:p text:style-name="P282">6.3</text:p>
          </table:table-cell>
        </table:table-row>
        <table:table-row table:style-name="TableRow283">
          <table:table-cell table:style-name="TableCell284">
            <text:p text:style-name="Normal"><text:a xlink:href="https://eur03.safelinks.protection.outlook.com/?url=https%3A%2F%2Fkeras.io%2Fapi%2Fapplications%2Fdensenet%2F%23densenet201-function&amp;data=05%7C01%7Cnh.siddique%40ulster.ac.uk%7C36d59f55d0d944e52cfc08db694d72d1%7C6f0b94874fa842a8aeb4bf2e2c22d4e8%7C0%7C0%7C638219553588637441%7CUnknown%7CTWFpbGZsb3d8eyJWIjoiMC4wLjAwMDAiLCJQIjoiV2luMzIiLCJBTiI6Ik1haWwiLCJXVCI6Mn0%3D%7C3000%7C%7C%7C&amp;sdata=nO%2FuG%2BvmTVnUyf7kY%2FntS7hLJaNYQ9gn46BvLomdsfg%3D&amp;reserved=0" office:target-frame-name="_top" xlink:show="replace"><text:span text:style-name="T285">DenseNet201</text:span></text:a></text:p>
          </table:table-cell>
          <table:table-cell table:style-name="TableCell286">
            <text:p text:style-name="P287">80</text:p>
          </table:table-cell>
          <table:table-cell table:style-name="TableCell288">
            <text:p text:style-name="P289">77.3%</text:p>
          </table:table-cell>
          <table:table-cell table:style-name="TableCell290">
            <text:p text:style-name="P291">93.6%</text:p>
          </table:table-cell>
          <table:table-cell table:style-name="TableCell292">
            <text:p text:style-name="P293">20.2M</text:p>
          </table:table-cell>
          <table:table-cell table:style-name="TableCell294">
            <text:p text:style-name="P295">402</text:p>
          </table:table-cell>
          <table:table-cell table:style-name="TableCell296">
            <text:p text:style-name="P297">127.2</text:p>
          </table:table-cell>
          <table:table-cell table:style-name="TableCell298">
            <text:p text:style-name="P299">6.7</text:p>
          </table:table-cell>
        </table:table-row>
        <table:table-row table:style-name="TableRow300">
          <table:table-cell table:style-name="TableCell301">
            <text:p text:style-name="Normal"><text:a xlink:href="https://eur03.safelinks.protection.outlook.com/?url=https%3A%2F%2Fkeras.io%2Fapi%2Fapplications%2Fnasnet%2F%23nasnetmobile-function&amp;data=05%7C01%7Cnh.siddique%40ulster.ac.uk%7C36d59f55d0d944e52cfc08db694d72d1%7C6f0b94874fa842a8aeb4bf2e2c22d4e8%7C0%7C0%7C638219553588637441%7CUnknown%7CTWFpbGZsb3d8eyJWIjoiMC4wLjAwMDAiLCJQIjoiV2luMzIiLCJBTiI6Ik1haWwiLCJXVCI6Mn0%3D%7C3000%7C%7C%7C&amp;sdata=rYQtTPkWZy%2BhvyHStKHO8GL1RBPv4%2BiNPE9glkkaa%2BM%3D&amp;reserved=0" office:target-frame-name="_top" xlink:show="replace"><text:span text:style-name="T302">NASNetMobile</text:span></text:a></text:p>
          </table:table-cell>
          <table:table-cell table:style-name="TableCell303">
            <text:p text:style-name="P304">23</text:p>
          </table:table-cell>
          <table:table-cell table:style-name="TableCell305">
            <text:p text:style-name="P306">74.4%</text:p>
          </table:table-cell>
          <table:table-cell table:style-name="TableCell307">
            <text:p text:style-name="P308">91.9%</text:p>
          </table:table-cell>
          <table:table-cell table:style-name="TableCell309">
            <text:p text:style-name="P310">5.3M</text:p>
          </table:table-cell>
          <table:table-cell table:style-name="TableCell311">
            <text:p text:style-name="P312">389</text:p>
          </table:table-cell>
          <table:table-cell table:style-name="TableCell313">
            <text:p text:style-name="P314">27.0</text:p>
          </table:table-cell>
          <table:table-cell table:style-name="TableCell315">
            <text:p text:style-name="P316">6.7</text:p>
          </table:table-cell>
        </table:table-row>
        <table:table-row table:style-name="TableRow317">
          <table:table-cell table:style-name="TableCell318">
            <text:p text:style-name="Normal"><text:a xlink:href="https://eur03.safelinks.protection.outlook.com/?url=https%3A%2F%2Fkeras.io%2Fapi%2Fapplications%2Fnasnet%2F%23nasnetlarge-function&amp;data=05%7C01%7Cnh.siddique%40ulster.ac.uk%7C36d59f55d0d944e52cfc08db694d72d1%7C6f0b94874fa842a8aeb4bf2e2c22d4e8%7C0%7C0%7C638219553588637441%7CUnknown%7CTWFpbGZsb3d8eyJWIjoiMC4wLjAwMDAiLCJQIjoiV2luMzIiLCJBTiI6Ik1haWwiLCJXVCI6Mn0%3D%7C3000%7C%7C%7C&amp;sdata=Bf9V%2Bz5zzT%2FuIinglGRRABYwhNxWY%2BMSJEbEZV0%2BL1M%3D&amp;reserved=0" office:target-frame-name="_top" xlink:show="replace"><text:span text:style-name="T319">NASNetLarge</text:span></text:a></text:p>
          </table:table-cell>
          <table:table-cell table:style-name="TableCell320">
            <text:p text:style-name="P321">343</text:p>
          </table:table-cell>
          <table:table-cell table:style-name="TableCell322">
            <text:p text:style-name="P323">82.5%</text:p>
          </table:table-cell>
          <table:table-cell table:style-name="TableCell324">
            <text:p text:style-name="P325">96.0%</text:p>
          </table:table-cell>
          <table:table-cell table:style-name="TableCell326">
            <text:p text:style-name="P327">88.9M</text:p>
          </table:table-cell>
          <table:table-cell table:style-name="TableCell328">
            <text:p text:style-name="P329">533</text:p>
          </table:table-cell>
          <table:table-cell table:style-name="TableCell330">
            <text:p text:style-name="P331">344.5</text:p>
          </table:table-cell>
          <table:table-cell table:style-name="TableCell332">
            <text:p text:style-name="P333">20.0</text:p>
          </table:table-cell>
        </table:table-row>
        <table:table-row table:style-name="TableRow334">
          <table:table-cell table:style-name="TableCell335">
            <text:p text:style-name="Normal"><text:a xlink:href="https://eur03.safelinks.protection.outlook.com/?url=https%3A%2F%2Fkeras.io%2Fapi%2Fapplications%2Fefficientnet%2F%23efficientnetb0-function&amp;data=05%7C01%7Cnh.siddique%40ulster.ac.uk%7C36d59f55d0d944e52cfc08db694d72d1%7C6f0b94874fa842a8aeb4bf2e2c22d4e8%7C0%7C0%7C638219553588637441%7CUnknown%7CTWFpbGZsb3d8eyJWIjoiMC4wLjAwMDAiLCJQIjoiV2luMzIiLCJBTiI6Ik1haWwiLCJXVCI6Mn0%3D%7C3000%7C%7C%7C&amp;sdata=gKsfeMb9edtRJj8NNDq83ew%2F3dag%2FkiaNUVRQ0X2R%2F0%3D&amp;reserved=0" office:target-frame-name="_top" xlink:show="replace"><text:span text:style-name="T336">EfficientNetB0</text:span></text:a></text:p>
          </table:table-cell>
          <table:table-cell table:style-name="TableCell337">
            <text:p text:style-name="P338">29</text:p>
          </table:table-cell>
          <table:table-cell table:style-name="TableCell339">
            <text:p text:style-name="P340">77.1%</text:p>
          </table:table-cell>
          <table:table-cell table:style-name="TableCell341">
            <text:p text:style-name="P342">93.3%</text:p>
          </table:table-cell>
          <table:table-cell table:style-name="TableCell343">
            <text:p text:style-name="P344">5.3M</text:p>
          </table:table-cell>
          <table:table-cell table:style-name="TableCell345">
            <text:p text:style-name="P346">132</text:p>
          </table:table-cell>
          <table:table-cell table:style-name="TableCell347">
            <text:p text:style-name="P348">46.0</text:p>
          </table:table-cell>
          <table:table-cell table:style-name="TableCell349">
            <text:p text:style-name="P350">4.9</text:p>
          </table:table-cell>
        </table:table-row>
        <table:table-row table:style-name="TableRow351">
          <table:table-cell table:style-name="TableCell352">
            <text:p text:style-name="Normal"><text:a xlink:href="https://eur03.safelinks.protection.outlook.com/?url=https%3A%2F%2Fkeras.io%2Fapi%2Fapplications%2Fefficientnet%2F%23efficientnetb1-function&amp;data=05%7C01%7Cnh.siddique%40ulster.ac.uk%7C36d59f55d0d944e52cfc08db694d72d1%7C6f0b94874fa842a8aeb4bf2e2c22d4e8%7C0%7C0%7C638219553588637441%7CUnknown%7CTWFpbGZsb3d8eyJWIjoiMC4wLjAwMDAiLCJQIjoiV2luMzIiLCJBTiI6Ik1haWwiLCJXVCI6Mn0%3D%7C3000%7C%7C%7C&amp;sdata=BPRItubYOpbRh%2BIPellKnygOhxVEGYuoTCwCWpvZT2A%3D&amp;reserved=0" office:target-frame-name="_top" xlink:show="replace"><text:span text:style-name="T353">EfficientNetB1</text:span></text:a></text:p>
          </table:table-cell>
          <table:table-cell table:style-name="TableCell354">
            <text:p text:style-name="P355">31</text:p>
          </table:table-cell>
          <table:table-cell table:style-name="TableCell356">
            <text:p text:style-name="P357">79.1%</text:p>
          </table:table-cell>
          <table:table-cell table:style-name="TableCell358">
            <text:p text:style-name="P359">94.4%</text:p>
          </table:table-cell>
          <table:table-cell table:style-name="TableCell360">
            <text:p text:style-name="P361">7.9M</text:p>
          </table:table-cell>
          <table:table-cell table:style-name="TableCell362">
            <text:p text:style-name="P363">186</text:p>
          </table:table-cell>
          <table:table-cell table:style-name="TableCell364">
            <text:p text:style-name="P365">60.2</text:p>
          </table:table-cell>
          <table:table-cell table:style-name="TableCell366">
            <text:p text:style-name="P367">5.6</text:p>
          </table:table-cell>
        </table:table-row>
        <table:table-row table:style-name="TableRow368">
          <table:table-cell table:style-name="TableCell369">
            <text:p text:style-name="Normal"><text:a xlink:href="https://eur03.safelinks.protection.outlook.com/?url=https%3A%2F%2Fkeras.io%2Fapi%2Fapplications%2Fefficientnet%2F%23efficientnetb2-function&amp;data=05%7C01%7Cnh.siddique%40ulster.ac.uk%7C36d59f55d0d944e52cfc08db694d72d1%7C6f0b94874fa842a8aeb4bf2e2c22d4e8%7C0%7C0%7C638219553588637441%7CUnknown%7CTWFpbGZsb3d8eyJWIjoiMC4wLjAwMDAiLCJQIjoiV2luMzIiLCJBTiI6Ik1haWwiLCJXVCI6Mn0%3D%7C3000%7C%7C%7C&amp;sdata=2LGpBO9ACAb%2F6vtwnaGymqtnsNmbulDwiPHx31T%2BZp0%3D&amp;reserved=0" office:target-frame-name="_top" xlink:show="replace"><text:span text:style-name="T370">EfficientNetB2</text:span></text:a></text:p>
          </table:table-cell>
          <table:table-cell table:style-name="TableCell371">
            <text:p text:style-name="P372">36</text:p>
          </table:table-cell>
          <table:table-cell table:style-name="TableCell373">
            <text:p text:style-name="P374">80.1%</text:p>
          </table:table-cell>
          <table:table-cell table:style-name="TableCell375">
            <text:p text:style-name="P376">94.9%</text:p>
          </table:table-cell>
          <table:table-cell table:style-name="TableCell377">
            <text:p text:style-name="P378">9.2M</text:p>
          </table:table-cell>
          <table:table-cell table:style-name="TableCell379">
            <text:p text:style-name="P380">186</text:p>
          </table:table-cell>
          <table:table-cell table:style-name="TableCell381">
            <text:p text:style-name="P382">80.8</text:p>
          </table:table-cell>
          <table:table-cell table:style-name="TableCell383">
            <text:p text:style-name="P384">6.5</text:p>
          </table:table-cell>
        </table:table-row>
        <table:table-row table:style-name="TableRow385">
          <table:table-cell table:style-name="TableCell386">
            <text:p text:style-name="Normal"><text:a xlink:href="https://eur03.safelinks.protection.outlook.com/?url=https%3A%2F%2Fkeras.io%2Fapi%2Fapplications%2Fefficientnet%2F%23efficientnetb3-function&amp;data=05%7C01%7Cnh.siddique%40ulster.ac.uk%7C36d59f55d0d944e52cfc08db694d72d1%7C6f0b94874fa842a8aeb4bf2e2c22d4e8%7C0%7C0%7C638219553588637441%7CUnknown%7CTWFpbGZsb3d8eyJWIjoiMC4wLjAwMDAiLCJQIjoiV2luMzIiLCJBTiI6Ik1haWwiLCJXVCI6Mn0%3D%7C3000%7C%7C%7C&amp;sdata=GaNJWmC2P1lKEHeqNYKsUacp54%2BsUIlsi9VFkwh%2BJ84%3D&amp;reserved=0" office:target-frame-name="_top" xlink:show="replace"><text:span text:style-name="T387">EfficientNetB3</text:span></text:a></text:p>
          </table:table-cell>
          <table:table-cell table:style-name="TableCell388">
            <text:p text:style-name="P389">48</text:p>
          </table:table-cell>
          <table:table-cell table:style-name="TableCell390">
            <text:p text:style-name="P391">81.6%</text:p>
          </table:table-cell>
          <table:table-cell table:style-name="TableCell392">
            <text:p text:style-name="P393">95.7%</text:p>
          </table:table-cell>
          <table:table-cell table:style-name="TableCell394">
            <text:p text:style-name="P395">12.3M</text:p>
          </table:table-cell>
          <table:table-cell table:style-name="TableCell396">
            <text:p text:style-name="P397">210</text:p>
          </table:table-cell>
          <table:table-cell table:style-name="TableCell398">
            <text:p text:style-name="P399">140.0</text:p>
          </table:table-cell>
          <table:table-cell table:style-name="TableCell400">
            <text:p text:style-name="P401">8.8</text:p>
          </table:table-cell>
        </table:table-row>
        <table:table-row table:style-name="TableRow402">
          <table:table-cell table:style-name="TableCell403">
            <text:p text:style-name="Normal"><text:a xlink:href="https://eur03.safelinks.protection.outlook.com/?url=https%3A%2F%2Fkeras.io%2Fapi%2Fapplications%2Fefficientnet%2F%23efficientnetb4-function&amp;data=05%7C01%7Cnh.siddique%40ulster.ac.uk%7C36d59f55d0d944e52cfc08db694d72d1%7C6f0b94874fa842a8aeb4bf2e2c22d4e8%7C0%7C0%7C638219553588637441%7CUnknown%7CTWFpbGZsb3d8eyJWIjoiMC4wLjAwMDAiLCJQIjoiV2luMzIiLCJBTiI6Ik1haWwiLCJXVCI6Mn0%3D%7C3000%7C%7C%7C&amp;sdata=Mukfo5RqYph%2FSWktOTKpat5dPhgwja6jpDySbumAKuQ%3D&amp;reserved=0" office:target-frame-name="_top" xlink:show="replace"><text:span text:style-name="T404">EfficientNetB4</text:span></text:a></text:p>
          </table:table-cell>
          <table:table-cell table:style-name="TableCell405">
            <text:p text:style-name="P406">75</text:p>
          </table:table-cell>
          <table:table-cell table:style-name="TableCell407">
            <text:p text:style-name="P408">82.9%</text:p>
          </table:table-cell>
          <table:table-cell table:style-name="TableCell409">
            <text:p text:style-name="P410">96.4%</text:p>
          </table:table-cell>
          <table:table-cell table:style-name="TableCell411">
            <text:p text:style-name="P412">19.5M</text:p>
          </table:table-cell>
          <table:table-cell table:style-name="TableCell413">
            <text:p text:style-name="P414">258</text:p>
          </table:table-cell>
          <table:table-cell table:style-name="TableCell415">
            <text:p text:style-name="P416">308.3</text:p>
          </table:table-cell>
          <table:table-cell table:style-name="TableCell417">
            <text:p text:style-name="P418">15.1</text:p>
          </table:table-cell>
        </table:table-row>
        <table:table-row table:style-name="TableRow419">
          <table:table-cell table:style-name="TableCell420">
            <text:p text:style-name="Normal"><text:a xlink:href="https://eur03.safelinks.protection.outlook.com/?url=https%3A%2F%2Fkeras.io%2Fapi%2Fapplications%2Fefficientnet%2F%23efficientnetb5-function&amp;data=05%7C01%7Cnh.siddique%40ulster.ac.uk%7C36d59f55d0d944e52cfc08db694d72d1%7C6f0b94874fa842a8aeb4bf2e2c22d4e8%7C0%7C0%7C638219553588637441%7CUnknown%7CTWFpbGZsb3d8eyJWIjoiMC4wLjAwMDAiLCJQIjoiV2luMzIiLCJBTiI6Ik1haWwiLCJXVCI6Mn0%3D%7C3000%7C%7C%7C&amp;sdata=frXAFmzcS3a3PhhKR%2Bxl6fotIxWTJdlaluv5eekpmXs%3D&amp;reserved=0" office:target-frame-name="_top" xlink:show="replace"><text:span text:style-name="T421">EfficientNetB5</text:span></text:a></text:p>
          </table:table-cell>
          <table:table-cell table:style-name="TableCell422">
            <text:p text:style-name="P423">118</text:p>
          </table:table-cell>
          <table:table-cell table:style-name="TableCell424">
            <text:p text:style-name="P425">83.6%</text:p>
          </table:table-cell>
          <table:table-cell table:style-name="TableCell426">
            <text:p text:style-name="P427">96.7%</text:p>
          </table:table-cell>
          <table:table-cell table:style-name="TableCell428">
            <text:p text:style-name="P429">30.6M</text:p>
          </table:table-cell>
          <table:table-cell table:style-name="TableCell430">
            <text:p text:style-name="P431">312</text:p>
          </table:table-cell>
          <table:table-cell table:style-name="TableCell432">
            <text:p text:style-name="P433">579.2</text:p>
          </table:table-cell>
          <table:table-cell table:style-name="TableCell434">
            <text:p text:style-name="P435">25.3</text:p>
          </table:table-cell>
        </table:table-row>
        <table:table-row table:style-name="TableRow436">
          <table:table-cell table:style-name="TableCell437">
            <text:p text:style-name="Normal"><text:a xlink:href="https://eur03.safelinks.protection.outlook.com/?url=https%3A%2F%2Fkeras.io%2Fapi%2Fapplications%2Fefficientnet%2F%23efficientnetb6-function&amp;data=05%7C01%7Cnh.siddique%40ulster.ac.uk%7C36d59f55d0d944e52cfc08db694d72d1%7C6f0b94874fa842a8aeb4bf2e2c22d4e8%7C0%7C0%7C638219553588637441%7CUnknown%7CTWFpbGZsb3d8eyJWIjoiMC4wLjAwMDAiLCJQIjoiV2luMzIiLCJBTiI6Ik1haWwiLCJXVCI6Mn0%3D%7C3000%7C%7C%7C&amp;sdata=AyT4MahGwOVcNuYmiyI66uD8CHkMWZieM5380Q6hgbw%3D&amp;reserved=0" office:target-frame-name="_top" xlink:show="replace"><text:span text:style-name="T438">EfficientNetB6</text:span></text:a></text:p>
          </table:table-cell>
          <table:table-cell table:style-name="TableCell439">
            <text:p text:style-name="P440">166</text:p>
          </table:table-cell>
          <table:table-cell table:style-name="TableCell441">
            <text:p text:style-name="P442">84.0%</text:p>
          </table:table-cell>
          <table:table-cell table:style-name="TableCell443">
            <text:p text:style-name="P444">96.8%</text:p>
          </table:table-cell>
          <table:table-cell table:style-name="TableCell445">
            <text:p text:style-name="P446">43.3M</text:p>
          </table:table-cell>
          <table:table-cell table:style-name="TableCell447">
            <text:p text:style-name="P448">360</text:p>
          </table:table-cell>
          <table:table-cell table:style-name="TableCell449">
            <text:p text:style-name="P450">958.1</text:p>
          </table:table-cell>
          <table:table-cell table:style-name="TableCell451">
            <text:p text:style-name="P452">40.4</text:p>
          </table:table-cell>
        </table:table-row>
        <table:table-row table:style-name="TableRow453">
          <table:table-cell table:style-name="TableCell454">
            <text:p text:style-name="Normal"><text:a xlink:href="https://eur03.safelinks.protection.outlook.com/?url=https%3A%2F%2Fkeras.io%2Fapi%2Fapplications%2Fefficientnet%2F%23efficientnetb7-function&amp;data=05%7C01%7Cnh.siddique%40ulster.ac.uk%7C36d59f55d0d944e52cfc08db694d72d1%7C6f0b94874fa842a8aeb4bf2e2c22d4e8%7C0%7C0%7C638219553588637441%7CUnknown%7CTWFpbGZsb3d8eyJWIjoiMC4wLjAwMDAiLCJQIjoiV2luMzIiLCJBTiI6Ik1haWwiLCJXVCI6Mn0%3D%7C3000%7C%7C%7C&amp;sdata=thAM6eIGG5bKDmMv7EuXxzdMa1A3b%2FtFh3bPehI50Ds%3D&amp;reserved=0" office:target-frame-name="_top" xlink:show="replace"><text:span text:style-name="T455">EfficientNetB7</text:span></text:a></text:p>
          </table:table-cell>
          <table:table-cell table:style-name="TableCell456">
            <text:p text:style-name="P457">256</text:p>
          </table:table-cell>
          <table:table-cell table:style-name="TableCell458">
            <text:p text:style-name="P459">84.3%</text:p>
          </table:table-cell>
          <table:table-cell table:style-name="TableCell460">
            <text:p text:style-name="P461">97.0%</text:p>
          </table:table-cell>
          <table:table-cell table:style-name="TableCell462">
            <text:p text:style-name="P463">66.7M</text:p>
          </table:table-cell>
          <table:table-cell table:style-name="TableCell464">
            <text:p text:style-name="P465">438</text:p>
          </table:table-cell>
          <table:table-cell table:style-name="TableCell466">
            <text:p text:style-name="P467">1578.9</text:p>
          </table:table-cell>
          <table:table-cell table:style-name="TableCell468">
            <text:p text:style-name="P469">61.6</text:p>
          </table:table-cell>
        </table:table-row>
        <table:table-row table:style-name="TableRow470">
          <table:table-cell table:style-name="TableCell471">
            <text:p text:style-name="Normal"><text:a xlink:href="https://eur03.safelinks.protection.outlook.com/?url=https%3A%2F%2Fkeras.io%2Fapi%2Fapplications%2Fefficientnet_v2%2F%23efficientnetv2b0-function&amp;data=05%7C01%7Cnh.siddique%40ulster.ac.uk%7C36d59f55d0d944e52cfc08db694d72d1%7C6f0b94874fa842a8aeb4bf2e2c22d4e8%7C0%7C0%7C638219553588637441%7CUnknown%7CTWFpbGZsb3d8eyJWIjoiMC4wLjAwMDAiLCJQIjoiV2luMzIiLCJBTiI6Ik1haWwiLCJXVCI6Mn0%3D%7C3000%7C%7C%7C&amp;sdata=HCu1fHJMetSxEUwaHebN3NKCQP1uzw3C21FZDr2SF2g%3D&amp;reserved=0" office:target-frame-name="_top" xlink:show="replace"><text:span text:style-name="T472">EfficientNetV2B0</text:span></text:a></text:p>
          </table:table-cell>
          <table:table-cell table:style-name="TableCell473">
            <text:p text:style-name="P474">29</text:p>
          </table:table-cell>
          <table:table-cell table:style-name="TableCell475">
            <text:p text:style-name="P476">78.7%</text:p>
          </table:table-cell>
          <table:table-cell table:style-name="TableCell477">
            <text:p text:style-name="P478">94.3%</text:p>
          </table:table-cell>
          <table:table-cell table:style-name="TableCell479">
            <text:p text:style-name="P480">7.2M</text:p>
          </table:table-cell>
          <table:table-cell table:style-name="TableCell481">
            <text:p text:style-name="P482">-</text:p>
          </table:table-cell>
          <table:table-cell table:style-name="TableCell483">
            <text:p text:style-name="P484">-</text:p>
          </table:table-cell>
          <table:table-cell table:style-name="TableCell485">
            <text:p text:style-name="P486">-</text:p>
          </table:table-cell>
        </table:table-row>
        <table:table-row table:style-name="TableRow487">
          <table:table-cell table:style-name="TableCell488">
            <text:p text:style-name="Normal"><text:a xlink:href="https://eur03.safelinks.protection.outlook.com/?url=https%3A%2F%2Fkeras.io%2Fapi%2Fapplications%2Fefficientnet_v2%2F%23efficientnetv2b1-function&amp;data=05%7C01%7Cnh.siddique%40ulster.ac.uk%7C36d59f55d0d944e52cfc08db694d72d1%7C6f0b94874fa842a8aeb4bf2e2c22d4e8%7C0%7C0%7C638219553588637441%7CUnknown%7CTWFpbGZsb3d8eyJWIjoiMC4wLjAwMDAiLCJQIjoiV2luMzIiLCJBTiI6Ik1haWwiLCJXVCI6Mn0%3D%7C3000%7C%7C%7C&amp;sdata=ZM%2F4Q%2FAOxLTn6FopdLVvvftLZdBLfEO41UAah2IQAhQ%3D&amp;reserved=0" office:target-frame-name="_top" xlink:show="replace"><text:span text:style-name="T489">EfficientNetV2B1</text:span></text:a></text:p>
          </table:table-cell>
          <table:table-cell table:style-name="TableCell490">
            <text:p text:style-name="P491">34</text:p>
          </table:table-cell>
          <table:table-cell table:style-name="TableCell492">
            <text:p text:style-name="P493">79.8%</text:p>
          </table:table-cell>
          <table:table-cell table:style-name="TableCell494">
            <text:p text:style-name="P495">95.0%</text:p>
          </table:table-cell>
          <table:table-cell table:style-name="TableCell496">
            <text:p text:style-name="P497">8.2M</text:p>
          </table:table-cell>
          <table:table-cell table:style-name="TableCell498">
            <text:p text:style-name="P499">-</text:p>
          </table:table-cell>
          <table:table-cell table:style-name="TableCell500">
            <text:p text:style-name="P501">-</text:p>
          </table:table-cell>
          <table:table-cell table:style-name="TableCell502">
            <text:p text:style-name="P503">-</text:p>
          </table:table-cell>
        </table:table-row>
        <table:table-row table:style-name="TableRow504">
          <table:table-cell table:style-name="TableCell505">
            <text:p text:style-name="Normal"><text:a xlink:href="https://eur03.safelinks.protection.outlook.com/?url=https%3A%2F%2Fkeras.io%2Fapi%2Fapplications%2Fefficientnet_v2%2F%23efficientnetv2b2-function&amp;data=05%7C01%7Cnh.siddique%40ulster.ac.uk%7C36d59f55d0d944e52cfc08db694d72d1%7C6f0b94874fa842a8aeb4bf2e2c22d4e8%7C0%7C0%7C638219553588637441%7CUnknown%7CTWFpbGZsb3d8eyJWIjoiMC4wLjAwMDAiLCJQIjoiV2luMzIiLCJBTiI6Ik1haWwiLCJXVCI6Mn0%3D%7C3000%7C%7C%7C&amp;sdata=6AB08HzOej7e96gucsZGbfv6AhWcqaw4fAf39sb2vMM%3D&amp;reserved=0" office:target-frame-name="_top" xlink:show="replace"><text:span text:style-name="T506">EfficientNetV2B2</text:span></text:a></text:p>
          </table:table-cell>
          <table:table-cell table:style-name="TableCell507">
            <text:p text:style-name="P508">42</text:p>
          </table:table-cell>
          <table:table-cell table:style-name="TableCell509">
            <text:p text:style-name="P510">80.5%</text:p>
          </table:table-cell>
          <table:table-cell table:style-name="TableCell511">
            <text:p text:style-name="P512">95.1%</text:p>
          </table:table-cell>
          <table:table-cell table:style-name="TableCell513">
            <text:p text:style-name="P514">10.2M</text:p>
          </table:table-cell>
          <table:table-cell table:style-name="TableCell515">
            <text:p text:style-name="P516">-</text:p>
          </table:table-cell>
          <table:table-cell table:style-name="TableCell517">
            <text:p text:style-name="P518">-</text:p>
          </table:table-cell>
          <table:table-cell table:style-name="TableCell519">
            <text:p text:style-name="P520">-</text:p>
          </table:table-cell>
        </table:table-row>
        <table:table-row table:style-name="TableRow521">
          <table:table-cell table:style-name="TableCell522">
            <text:p text:style-name="Normal"><text:a xlink:href="https://eur03.safelinks.protection.outlook.com/?url=https%3A%2F%2Fkeras.io%2Fapi%2Fapplications%2Fefficientnet_v2%2F%23efficientnetv2b3-function&amp;data=05%7C01%7Cnh.siddique%40ulster.ac.uk%7C36d59f55d0d944e52cfc08db694d72d1%7C6f0b94874fa842a8aeb4bf2e2c22d4e8%7C0%7C0%7C638219553588637441%7CUnknown%7CTWFpbGZsb3d8eyJWIjoiMC4wLjAwMDAiLCJQIjoiV2luMzIiLCJBTiI6Ik1haWwiLCJXVCI6Mn0%3D%7C3000%7C%7C%7C&amp;sdata=Xw2WrAmcI%2FXZeTPVOuIG8CcC1LkBLchxE1T4BUrO7NQ%3D&amp;reserved=0" office:target-frame-name="_top" xlink:show="replace"><text:span text:style-name="T523">EfficientNetV2B3</text:span></text:a></text:p>
          </table:table-cell>
          <table:table-cell table:style-name="TableCell524">
            <text:p text:style-name="P525">59</text:p>
          </table:table-cell>
          <table:table-cell table:style-name="TableCell526">
            <text:p text:style-name="P527">82.0%</text:p>
          </table:table-cell>
          <table:table-cell table:style-name="TableCell528">
            <text:p text:style-name="P529">95.8%</text:p>
          </table:table-cell>
          <table:table-cell table:style-name="TableCell530">
            <text:p text:style-name="P531">14.5M</text:p>
          </table:table-cell>
          <table:table-cell table:style-name="TableCell532">
            <text:p text:style-name="P533">-</text:p>
          </table:table-cell>
          <table:table-cell table:style-name="TableCell534">
            <text:p text:style-name="P535">-</text:p>
          </table:table-cell>
          <table:table-cell table:style-name="TableCell536">
            <text:p text:style-name="P537">-</text:p>
          </table:table-cell>
        </table:table-row>
        <table:table-row table:style-name="TableRow538">
          <table:table-cell table:style-name="TableCell539">
            <text:p text:style-name="Normal"><text:a xlink:href="https://eur03.safelinks.protection.outlook.com/?url=https%3A%2F%2Fkeras.io%2Fapi%2Fapplications%2Fefficientnet_v2%2F%23efficientnetv2s-function&amp;data=05%7C01%7Cnh.siddique%40ulster.ac.uk%7C36d59f55d0d944e52cfc08db694d72d1%7C6f0b94874fa842a8aeb4bf2e2c22d4e8%7C0%7C0%7C638219553588637441%7CUnknown%7CTWFpbGZsb3d8eyJWIjoiMC4wLjAwMDAiLCJQIjoiV2luMzIiLCJBTiI6Ik1haWwiLCJXVCI6Mn0%3D%7C3000%7C%7C%7C&amp;sdata=jVmJ61jYhjuGFyVRrTd1hF2yIATZ0FMNA4gPG3qXn54%3D&amp;reserved=0" office:target-frame-name="_top" xlink:show="replace"><text:span text:style-name="T540">EfficientNetV2S</text:span></text:a></text:p>
          </table:table-cell>
          <table:table-cell table:style-name="TableCell541">
            <text:p text:style-name="P542">88</text:p>
          </table:table-cell>
          <table:table-cell table:style-name="TableCell543">
            <text:p text:style-name="P544">83.9%</text:p>
          </table:table-cell>
          <table:table-cell table:style-name="TableCell545">
            <text:p text:style-name="P546">96.7%</text:p>
          </table:table-cell>
          <table:table-cell table:style-name="TableCell547">
            <text:p text:style-name="P548">21.6M</text:p>
          </table:table-cell>
          <table:table-cell table:style-name="TableCell549">
            <text:p text:style-name="P550">-</text:p>
          </table:table-cell>
          <table:table-cell table:style-name="TableCell551">
            <text:p text:style-name="P552">-</text:p>
          </table:table-cell>
          <table:table-cell table:style-name="TableCell553">
            <text:p text:style-name="P554">-</text:p>
          </table:table-cell>
        </table:table-row>
        <table:table-row table:style-name="TableRow555">
          <table:table-cell table:style-name="TableCell556">
            <text:p text:style-name="Normal"><text:a xlink:href="https://eur03.safelinks.protection.outlook.com/?url=https%3A%2F%2Fkeras.io%2Fapi%2Fapplications%2Fefficientnet_v2%2F%23efficientnetv2m-function&amp;data=05%7C01%7Cnh.siddique%40ulster.ac.uk%7C36d59f55d0d944e52cfc08db694d72d1%7C6f0b94874fa842a8aeb4bf2e2c22d4e8%7C0%7C0%7C638219553588793682%7CUnknown%7CTWFpbGZsb3d8eyJWIjoiMC4wLjAwMDAiLCJQIjoiV2luMzIiLCJBTiI6Ik1haWwiLCJXVCI6Mn0%3D%7C3000%7C%7C%7C&amp;sdata=%2FRgmSL1MQtTJk7UXyg4Iy7o27REEfOxow3i6LfQI7Fw%3D&amp;reserved=0" office:target-frame-name="_top" xlink:show="replace"><text:span text:style-name="T557">EfficientNetV2M</text:span></text:a></text:p>
          </table:table-cell>
          <table:table-cell table:style-name="TableCell558">
            <text:p text:style-name="P559">220</text:p>
          </table:table-cell>
          <table:table-cell table:style-name="TableCell560">
            <text:p text:style-name="P561">85.3%</text:p>
          </table:table-cell>
          <table:table-cell table:style-name="TableCell562">
            <text:p text:style-name="P563">97.4%</text:p>
          </table:table-cell>
          <table:table-cell table:style-name="TableCell564">
            <text:p text:style-name="P565">54.4M</text:p>
          </table:table-cell>
          <table:table-cell table:style-name="TableCell566">
            <text:p text:style-name="P567">-</text:p>
          </table:table-cell>
          <table:table-cell table:style-name="TableCell568">
            <text:p text:style-name="P569">-</text:p>
          </table:table-cell>
          <table:table-cell table:style-name="TableCell570">
            <text:p text:style-name="P571">-</text:p>
          </table:table-cell>
        </table:table-row>
        <table:table-row table:style-name="TableRow572">
          <table:table-cell table:style-name="TableCell573">
            <text:p text:style-name="Normal"><text:a xlink:href="https://eur03.safelinks.protection.outlook.com/?url=https%3A%2F%2Fkeras.io%2Fapi%2Fapplications%2Fefficientnet_v2%2F%23efficientnetv2l-function&amp;data=05%7C01%7Cnh.siddique%40ulster.ac.uk%7C36d59f55d0d944e52cfc08db694d72d1%7C6f0b94874fa842a8aeb4bf2e2c22d4e8%7C0%7C0%7C638219553588793682%7CUnknown%7CTWFpbGZsb3d8eyJWIjoiMC4wLjAwMDAiLCJQIjoiV2luMzIiLCJBTiI6Ik1haWwiLCJXVCI6Mn0%3D%7C3000%7C%7C%7C&amp;sdata=kCyblhyzGDScX%2Bd%2BQpTRODkzfRGCguKqPlQqMzbrIYc%3D&amp;reserved=0" office:target-frame-name="_top" xlink:show="replace"><text:span text:style-name="T574">EfficientNetV2L</text:span></text:a></text:p>
          </table:table-cell>
          <table:table-cell table:style-name="TableCell575">
            <text:p text:style-name="P576">479</text:p>
          </table:table-cell>
          <table:table-cell table:style-name="TableCell577">
            <text:p text:style-name="P578">85.7%</text:p>
          </table:table-cell>
          <table:table-cell table:style-name="TableCell579">
            <text:p text:style-name="P580">97.5%</text:p>
          </table:table-cell>
          <table:table-cell table:style-name="TableCell581">
            <text:p text:style-name="P582">119.0M</text:p>
          </table:table-cell>
          <table:table-cell table:style-name="TableCell583">
            <text:p text:style-name="P584">-</text:p>
          </table:table-cell>
          <table:table-cell table:style-name="TableCell585">
            <text:p text:style-name="P586">-</text:p>
          </table:table-cell>
          <table:table-cell table:style-name="TableCell587">
            <text:p text:style-name="P588">-</text:p>
          </table:table-cell>
        </table:table-row>
        <table:table-row table:style-name="TableRow589">
          <table:table-cell table:style-name="TableCell590">
            <text:p text:style-name="Normal"><text:a xlink:href="https://eur03.safelinks.protection.outlook.com/?url=https%3A%2F%2Fkeras.io%2Fapi%2Fapplications%2Fconvnext%2F%23convnexttiny-function&amp;data=05%7C01%7Cnh.siddique%40ulster.ac.uk%7C36d59f55d0d944e52cfc08db694d72d1%7C6f0b94874fa842a8aeb4bf2e2c22d4e8%7C0%7C0%7C638219553588793682%7CUnknown%7CTWFpbGZsb3d8eyJWIjoiMC4wLjAwMDAiLCJQIjoiV2luMzIiLCJBTiI6Ik1haWwiLCJXVCI6Mn0%3D%7C3000%7C%7C%7C&amp;sdata=rb7a0rLSV4L8eK8qCBDh98r4C1Z7iA1QhmRmjfeFZAw%3D&amp;reserved=0" office:target-frame-name="_top" xlink:show="replace"><text:span text:style-name="T591">ConvNeXtTiny</text:span></text:a></text:p>
          </table:table-cell>
          <table:table-cell table:style-name="TableCell592">
            <text:p text:style-name="P593">109.42</text:p>
          </table:table-cell>
          <table:table-cell table:style-name="TableCell594">
            <text:p text:style-name="P595">81.3%</text:p>
          </table:table-cell>
          <table:table-cell table:style-name="TableCell596">
            <text:p text:style-name="P597">-</text:p>
          </table:table-cell>
          <table:table-cell table:style-name="TableCell598">
            <text:p text:style-name="P599">28.6M</text:p>
          </table:table-cell>
          <table:table-cell table:style-name="TableCell600">
            <text:p text:style-name="P601">-</text:p>
          </table:table-cell>
          <table:table-cell table:style-name="TableCell602">
            <text:p text:style-name="P603">-</text:p>
          </table:table-cell>
          <table:table-cell table:style-name="TableCell604">
            <text:p text:style-name="P605">-</text:p>
          </table:table-cell>
        </table:table-row>
        <table:table-row table:style-name="TableRow606">
          <table:table-cell table:style-name="TableCell607">
            <text:p text:style-name="Normal"><text:a xlink:href="https://eur03.safelinks.protection.outlook.com/?url=https%3A%2F%2Fkeras.io%2Fapi%2Fapplications%2Fconvnext%2F%23convnextsmall-function&amp;data=05%7C01%7Cnh.siddique%40ulster.ac.uk%7C36d59f55d0d944e52cfc08db694d72d1%7C6f0b94874fa842a8aeb4bf2e2c22d4e8%7C0%7C0%7C638219553588793682%7CUnknown%7CTWFpbGZsb3d8eyJWIjoiMC4wLjAwMDAiLCJQIjoiV2luMzIiLCJBTiI6Ik1haWwiLCJXVCI6Mn0%3D%7C3000%7C%7C%7C&amp;sdata=M2%2BRips45SBjni1n16TsjbQ0QMhmBpZYkLZdSci1p8Y%3D&amp;reserved=0" office:target-frame-name="_top" xlink:show="replace"><text:span text:style-name="T608">ConvNeXtSmall</text:span></text:a></text:p>
          </table:table-cell>
          <table:table-cell table:style-name="TableCell609">
            <text:p text:style-name="P610">192.29</text:p>
          </table:table-cell>
          <table:table-cell table:style-name="TableCell611">
            <text:p text:style-name="P612">82.3%</text:p>
          </table:table-cell>
          <table:table-cell table:style-name="TableCell613">
            <text:p text:style-name="P614">-</text:p>
          </table:table-cell>
          <table:table-cell table:style-name="TableCell615">
            <text:p text:style-name="P616">50.2M</text:p>
          </table:table-cell>
          <table:table-cell table:style-name="TableCell617">
            <text:p text:style-name="P618">-</text:p>
          </table:table-cell>
          <table:table-cell table:style-name="TableCell619">
            <text:p text:style-name="P620">-</text:p>
          </table:table-cell>
          <table:table-cell table:style-name="TableCell621">
            <text:p text:style-name="P622">-</text:p>
          </table:table-cell>
        </table:table-row>
        <table:table-row table:style-name="TableRow623">
          <table:table-cell table:style-name="TableCell624">
            <text:p text:style-name="Normal"><text:a xlink:href="https://eur03.safelinks.protection.outlook.com/?url=https%3A%2F%2Fkeras.io%2Fapi%2Fapplications%2Fconvnext%2F%23convnextbase-function&amp;data=05%7C01%7Cnh.siddique%40ulster.ac.uk%7C36d59f55d0d944e52cfc08db694d72d1%7C6f0b94874fa842a8aeb4bf2e2c22d4e8%7C0%7C0%7C638219553588793682%7CUnknown%7CTWFpbGZsb3d8eyJWIjoiMC4wLjAwMDAiLCJQIjoiV2luMzIiLCJBTiI6Ik1haWwiLCJXVCI6Mn0%3D%7C3000%7C%7C%7C&amp;sdata=%2F1pqad5AyVijsRGGavs%2Bpski9JRwzKePv%2BAMS0Xbzf4%3D&amp;reserved=0" office:target-frame-name="_top" xlink:show="replace"><text:span text:style-name="T625">ConvNeXtBase</text:span></text:a></text:p>
          </table:table-cell>
          <table:table-cell table:style-name="TableCell626">
            <text:p text:style-name="P627">338.58</text:p>
          </table:table-cell>
          <table:table-cell table:style-name="TableCell628">
            <text:p text:style-name="P629">85.3%</text:p>
          </table:table-cell>
          <table:table-cell table:style-name="TableCell630">
            <text:p text:style-name="P631">-</text:p>
          </table:table-cell>
          <table:table-cell table:style-name="TableCell632">
            <text:p text:style-name="P633">88.5M</text:p>
          </table:table-cell>
          <table:table-cell table:style-name="TableCell634">
            <text:p text:style-name="P635">-</text:p>
          </table:table-cell>
          <table:table-cell table:style-name="TableCell636">
            <text:p text:style-name="P637">-</text:p>
          </table:table-cell>
          <table:table-cell table:style-name="TableCell638">
            <text:p text:style-name="P639">-</text:p>
          </table:table-cell>
        </table:table-row>
        <table:table-row table:style-name="TableRow640">
          <table:table-cell table:style-name="TableCell641">
            <text:p text:style-name="Normal"><text:a xlink:href="https://eur03.safelinks.protection.outlook.com/?url=https%3A%2F%2Fkeras.io%2Fapi%2Fapplications%2Fconvnext%2F%23convnextlarge-function&amp;data=05%7C01%7Cnh.siddique%40ulster.ac.uk%7C36d59f55d0d944e52cfc08db694d72d1%7C6f0b94874fa842a8aeb4bf2e2c22d4e8%7C0%7C0%7C638219553588793682%7CUnknown%7CTWFpbGZsb3d8eyJWIjoiMC4wLjAwMDAiLCJQIjoiV2luMzIiLCJBTiI6Ik1haWwiLCJXVCI6Mn0%3D%7C3000%7C%7C%7C&amp;sdata=rygPNXAcgr%2BDWXteGe6YhpRctK%2FSc54IkExAcnW9R%2B0%3D&amp;reserved=0" office:target-frame-name="_top" xlink:show="replace"><text:span text:style-name="T642">ConvNeXtLarge</text:span></text:a></text:p>
          </table:table-cell>
          <table:table-cell table:style-name="TableCell643">
            <text:p text:style-name="P644">755.07</text:p>
          </table:table-cell>
          <table:table-cell table:style-name="TableCell645">
            <text:p text:style-name="P646">86.3%</text:p>
          </table:table-cell>
          <table:table-cell table:style-name="TableCell647">
            <text:p text:style-name="P648">-</text:p>
          </table:table-cell>
          <table:table-cell table:style-name="TableCell649">
            <text:p text:style-name="P650">197.7M</text:p>
          </table:table-cell>
          <table:table-cell table:style-name="TableCell651">
            <text:p text:style-name="P652">-</text:p>
          </table:table-cell>
          <table:table-cell table:style-name="TableCell653">
            <text:p text:style-name="P654">-</text:p>
          </table:table-cell>
          <table:table-cell table:style-name="TableCell655">
            <text:p text:style-name="P656">-</text:p>
          </table:table-cell>
        </table:table-row>
        <table:table-row table:style-name="TableRow657">
          <table:table-cell table:style-name="TableCell658">
            <text:p text:style-name="Normal"><text:a xlink:href="https://eur03.safelinks.protection.outlook.com/?url=https%3A%2F%2Fkeras.io%2Fapi%2Fapplications%2Fconvnext%2F%23convnextxlarge-function&amp;data=05%7C01%7Cnh.siddique%40ulster.ac.uk%7C36d59f55d0d944e52cfc08db694d72d1%7C6f0b94874fa842a8aeb4bf2e2c22d4e8%7C0%7C0%7C638219553588793682%7CUnknown%7CTWFpbGZsb3d8eyJWIjoiMC4wLjAwMDAiLCJQIjoiV2luMzIiLCJBTiI6Ik1haWwiLCJXVCI6Mn0%3D%7C3000%7C%7C%7C&amp;sdata=7Jb7%2FBgj1mdMsgEcl1%2F81y%2FXYbQIQ7eVhJlkOK8fZe8%3D&amp;reserved=0" office:target-frame-name="_top" xlink:show="replace"><text:span text:style-name="T659">ConvNeXtXLarge</text:span></text:a></text:p>
          </table:table-cell>
          <table:table-cell table:style-name="TableCell660">
            <text:p text:style-name="P661">1310</text:p>
          </table:table-cell>
          <table:table-cell table:style-name="TableCell662">
            <text:p text:style-name="P663">86.7%</text:p>
          </table:table-cell>
          <table:table-cell table:style-name="TableCell664">
            <text:p text:style-name="P665">-</text:p>
          </table:table-cell>
          <table:table-cell table:style-name="TableCell666">
            <text:p text:style-name="P667">350.1M</text:p>
          </table:table-cell>
          <table:table-cell table:style-name="TableCell668">
            <text:p text:style-name="P669">-</text:p>
          </table:table-cell>
          <table:table-cell table:style-name="TableCell670">
            <text:p text:style-name="P671">-</text:p>
          </table:table-cell>
          <table:table-cell table:style-name="TableCell672">
            <text:p text:style-name="P673">-</text:p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Open Sans" svg:font-family="Open San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default-outline-level="2">
      <style:paragraph-properties fo:margin-top="0.0694in" fo:margin-bottom="0.0694in"/>
      <style:text-properties fo:font-weight="bold" style:font-weight-asian="bold" style:font-weight-complex="bold" fo:font-size="18pt" style:font-size-asian="18pt" style:font-size-complex="18pt" style:language-asian="en" style:country-asian="GB" fo:hyphenate="false"/>
    </style:style>
    <style:style style:name="Normal" style:display-name="Normal" style:family="paragraph">
      <style:paragraph-properties fo:margin-bottom="0in" fo:line-height="100%"/>
      <style:text-properties style:font-name="Calibri" style:font-name-complex="Calibri" style:letter-kerning="false"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Calibri" style:font-name-complex="Calibri" fo:font-weight="bold" style:font-weight-asian="bold" style:font-weight-complex="bold" style:letter-kerning="false" fo:font-size="18pt" style:font-size-asian="18pt" style:font-size-complex="18pt" style:language-asian="en" style:country-asian="GB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iddique, Nazmul</meta:initial-creator>
    <dc:creator>Siddique, Nazmul</dc:creator>
    <meta:creation-date>2024-08-11T13:45:00Z</meta:creation-date>
    <dc:date>2024-08-11T13:58:00Z</dc:date>
    <meta:template xlink:href="Normal" xlink:type="simple"/>
    <meta:editing-cycles>1</meta:editing-cycles>
    <meta:editing-duration>PT780S</meta:editing-duration>
    <meta:document-statistic meta:page-count="2" meta:paragraph-count="38" meta:word-count="2914" meta:character-count="19490" meta:row-count="138" meta:non-whitespace-character-count="16614"/>
  </office:meta>
</office:document-meta>
</file>